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08cm"/>
    </style:style>
    <style:style style:name="co2" style:family="table-column">
      <style:table-column-properties fo:break-before="auto" style:column-width="12.361cm"/>
    </style:style>
    <style:style style:name="co3" style:family="table-column">
      <style:table-column-properties fo:break-before="auto" style:column-width="8.964cm"/>
    </style:style>
    <style:style style:name="co4" style:family="table-column">
      <style:table-column-properties fo:break-before="auto" style:column-width="31.884cm"/>
    </style:style>
    <style:style style:name="co5" style:family="table-column">
      <style:table-column-properties fo:break-before="auto" style:column-width="5.009cm"/>
    </style:style>
    <style:style style:name="co6" style:family="table-column">
      <style:table-column-properties fo:break-before="auto" style:column-width="27.324cm"/>
    </style:style>
    <style:style style:name="co7" style:family="table-column">
      <style:table-column-properties fo:break-before="auto" style:column-width="2.258cm"/>
    </style:style>
    <style:style style:name="ro1" style:family="table-row">
      <style:table-row-properties style:row-height="0.446cm" fo:break-before="auto" style:use-optimal-row-height="true"/>
    </style:style>
    <style:style style:name="ro2" style:family="table-row">
      <style:table-row-properties style:row-height="0.997cm" fo:break-before="auto" style:use-optimal-row-height="true"/>
    </style:style>
    <style:style style:name="ro3" style:family="table-row">
      <style:table-row-properties style:row-height="10.059cm" fo:break-before="auto" style:use-optimal-row-height="true"/>
    </style:style>
    <style:style style:name="ro4" style:family="table-row">
      <style:table-row-properties style:row-height="1.803cm" fo:break-before="auto" style:use-optimal-row-height="false"/>
    </style:style>
    <style:style style:name="ro5" style:family="table-row">
      <style:table-row-properties style:row-height="2.277cm" fo:break-before="auto" style:use-optimal-row-height="false"/>
    </style:style>
    <style:style style:name="ro6" style:family="table-row">
      <style:table-row-properties style:row-height="1.478cm" fo:break-before="auto" style:use-optimal-row-height="false"/>
    </style:style>
    <style:style style:name="ro7" style:family="table-row">
      <style:table-row-properties style:row-height="2.579cm" fo:break-before="auto" style:use-optimal-row-height="false"/>
    </style:style>
    <style:style style:name="ro8" style:family="table-row">
      <style:table-row-properties style:row-height="2.817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885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1.302cm" fo:break-before="auto" style:use-optimal-row-height="true"/>
    </style:style>
    <style:style style:name="ro13" style:family="table-row">
      <style:table-row-properties style:row-height="1.3cm" fo:break-before="auto" style:use-optimal-row-height="true"/>
    </style:style>
    <style:style style:name="ro14" style:family="table-row">
      <style:table-row-properties style:row-height="4.614cm" fo:break-before="auto" style:use-optimal-row-height="true"/>
    </style:style>
    <style:style style:name="ro15" style:family="table-row">
      <style:table-row-properties style:row-height="7.121cm" fo:break-before="auto" style:use-optimal-row-height="true"/>
    </style:style>
    <style:style style:name="ro16" style:family="table-row">
      <style:table-row-properties style:row-height="3.343cm" fo:break-before="auto" style:use-optimal-row-height="false"/>
    </style:style>
    <style:style style:name="ro17" style:family="table-row">
      <style:table-row-properties style:row-height="4.496cm" fo:break-before="auto" style:use-optimal-row-height="false"/>
    </style:style>
    <style:style style:name="ro18" style:family="table-row">
      <style:table-row-properties style:row-height="1.236cm" fo:break-before="auto" style:use-optimal-row-height="false"/>
    </style:style>
    <style:style style:name="ro19" style:family="table-row">
      <style:table-row-properties style:row-height="2.895cm" fo:break-before="auto" style:use-optimal-row-height="false"/>
    </style:style>
    <style:style style:name="ro20" style:family="table-row">
      <style:table-row-properties style:row-height="1.552cm" fo:break-before="auto" style:use-optimal-row-height="false"/>
    </style:style>
    <style:style style:name="ro21" style:family="table-row">
      <style:table-row-properties style:row-height="1.939cm" fo:break-before="auto" style:use-optimal-row-height="true"/>
    </style:style>
    <style:style style:name="ro22" style:family="table-row">
      <style:table-row-properties style:row-height="0.526cm" fo:break-before="auto" style:use-optimal-row-height="true"/>
    </style:style>
    <style:style style:name="ro23" style:family="table-row">
      <style:table-row-properties style:row-height="2.544cm" fo:break-before="auto" style:use-optimal-row-height="true"/>
    </style:style>
    <style:style style:name="ro24" style:family="table-row">
      <style:table-row-properties style:row-height="3.076cm" fo:break-before="auto" style:use-optimal-row-height="false"/>
    </style:style>
    <style:style style:name="ro25" style:family="table-row">
      <style:table-row-properties style:row-height="0.887cm" fo:break-before="auto" style:use-optimal-row-height="true"/>
    </style:style>
    <style:style style:name="ro26" style:family="table-row">
      <style:table-row-properties style:row-height="4.999cm" fo:break-before="auto" style:use-optimal-row-height="false"/>
    </style:style>
    <style:style style:name="ro27" style:family="table-row">
      <style:table-row-properties style:row-height="4.643cm" fo:break-before="auto" style:use-optimal-row-height="false"/>
    </style:style>
    <style:style style:name="ro28" style:family="table-row">
      <style:table-row-properties style:row-height="4.212cm" fo:break-before="auto" style:use-optimal-row-height="false"/>
    </style:style>
    <style:style style:name="ro29" style:family="table-row">
      <style:table-row-properties style:row-height="1.236cm" fo:break-before="auto" style:use-optimal-row-height="true"/>
    </style:style>
    <style:style style:name="ro30" style:family="table-row">
      <style:table-row-properties style:row-height="2.72cm" fo:break-before="auto" style:use-optimal-row-height="false"/>
    </style:style>
    <style:style style:name="ro31" style:family="table-row">
      <style:table-row-properties style:row-height="4.581cm" fo:break-before="auto" style:use-optimal-row-height="false"/>
    </style:style>
    <style:style style:name="ro32" style:family="table-row">
      <style:table-row-properties style:row-height="5.856cm" fo:break-before="auto" style:use-optimal-row-height="true"/>
    </style:style>
    <style:style style:name="ro33" style:family="table-row">
      <style:table-row-properties style:row-height="3.164cm" fo:break-before="auto" style:use-optimal-row-height="false"/>
    </style:style>
    <style:style style:name="ro34" style:family="table-row">
      <style:table-row-properties style:row-height="3.963cm" fo:break-before="auto" style:use-optimal-row-height="false"/>
    </style:style>
    <style:style style:name="ro35" style:family="table-row">
      <style:table-row-properties style:row-height="1.468cm" fo:break-before="auto" style:use-optimal-row-height="true"/>
    </style:style>
    <style:style style:name="ro36" style:family="table-row">
      <style:table-row-properties style:row-height="8.962cm" fo:break-before="auto" style:use-optimal-row-height="false"/>
    </style:style>
    <style:style style:name="ro37" style:family="table-row">
      <style:table-row-properties style:row-height="6.862cm" fo:break-before="auto" style:use-optimal-row-height="false"/>
    </style:style>
    <style:style style:name="ro38" style:family="table-row">
      <style:table-row-properties style:row-height="1.715cm" fo:break-before="auto" style:use-optimal-row-height="true"/>
    </style:style>
    <style:style style:name="ro39" style:family="table-row">
      <style:table-row-properties style:row-height="4.08cm" fo:break-before="auto" style:use-optimal-row-height="false"/>
    </style:style>
    <style:style style:name="ro40" style:family="table-row">
      <style:table-row-properties style:row-height="7.661cm" fo:break-before="auto" style:use-optimal-row-height="false"/>
    </style:style>
    <style:style style:name="ro41" style:family="table-row">
      <style:table-row-properties style:row-height="6.475cm" fo:break-before="auto" style:use-optimal-row-height="false"/>
    </style:style>
    <style:style style:name="ro42" style:family="table-row">
      <style:table-row-properties style:row-height="3.104cm" fo:break-before="auto" style:use-optimal-row-height="false"/>
    </style:style>
    <style:style style:name="ro43" style:family="table-row">
      <style:table-row-properties style:row-height="7.844cm" fo:break-before="auto" style:use-optimal-row-height="true"/>
    </style:style>
    <style:style style:name="ro44" style:family="table-row">
      <style:table-row-properties style:row-height="7.512cm" fo:break-before="auto" style:use-optimal-row-height="true"/>
    </style:style>
    <style:style style:name="ro45" style:family="table-row">
      <style:table-row-properties style:row-height="7.424cm" fo:break-before="auto" style:use-optimal-row-height="false"/>
    </style:style>
    <style:style style:name="ro46" style:family="table-row">
      <style:table-row-properties style:row-height="7.07cm" fo:break-before="auto" style:use-optimal-row-height="false"/>
    </style:style>
    <style:style style:name="ro47" style:family="table-row">
      <style:table-row-properties style:row-height="2.247cm" fo:break-before="auto" style:use-optimal-row-height="false"/>
    </style:style>
    <style:style style:name="ro48" style:family="table-row">
      <style:table-row-properties style:row-height="5.62cm" fo:break-before="auto" style:use-optimal-row-height="false"/>
    </style:style>
    <style:style style:name="ro49"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hyphenate="true"/>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fo:wrap-option="wrap"/>
      <style:text-properties fo:font-style="italic" style:font-style-asian="italic" style:font-style-complex="italic" fo:hyphenate="true"/>
    </style:style>
    <style:style style:name="ce4" style:family="table-cell" style:parent-style-name="Default">
      <style:text-properties style:font-name="Liberation Sans" fo:font-weight="bold" style:font-name-asian="DejaVu Sans" style:font-weight-asian="bold" style:font-name-complex="Lohit Hindi" style:font-weight-complex="bold"/>
    </style:style>
    <style:style style:name="ce5" style:family="table-cell" style:parent-style-name="Default">
      <style:table-cell-properties fo:background-color="transparent" fo:wrap-option="wrap"/>
      <style:text-properties fo:hyphenate="true"/>
    </style:style>
    <style:style style:name="T1" style:family="text">
      <style:text-properties fo:font-weight="bold" style:font-weight-asian="bold" style:font-weight-complex="bold"/>
    </style:style>
    <style:style style:name="T2" style:family="text">
      <style:text-properties fo:font-size="10pt" fo:country="none" style:country-asian="none" style:font-size-asian="10pt" style:font-size-complex="10pt"/>
    </style:style>
    <style:style style:name="T3" style:family="text">
      <style:text-properties fo:font-size="10pt" fo:country="none" style:font-size-asian="10pt" style:font-size-complex="10pt"/>
    </style:style>
    <style:style style:name="T4" style:family="text">
      <style:text-properties fo:font-size="10pt" fo:font-weight="bold" fo:font-style="italic" fo:country="none" style:country-asian="none" style:font-size-asian="10pt" style:font-size-complex="10pt" style:font-weight-asian="bold" style:font-weight-complex="bold" style:font-style-asian="italic" style:font-style-complex="italic"/>
    </style:style>
    <style:style style:name="T5" style:family="text">
      <style:text-properties fo:font-size="10pt" fo:font-style="italic" fo:country="none" style:country-asian="none" style:font-size-asian="10pt" style:font-size-complex="10pt"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ce1"/>
        <table:table-column table:style-name="co6" table:default-cell-style-name="Default"/>
        <table:table-column table:style-name="co7" table:default-cell-style-name="Default"/>
        <table:table-row table:style-name="ro1">
          <table:table-cell office:value-type="string" calcext:value-type="string">
            <text:p>ID</text:p>
          </table:table-cell>
          <table:table-cell office:value-type="string" calcext:value-type="string">
            <text:p>CATEGORIA</text:p>
          </table:table-cell>
          <table:table-cell office:value-type="string" calcext:value-type="string">
            <text:p>SUGERENCIA</text:p>
          </table:table-cell>
          <table:table-cell office:value-type="string" calcext:value-type="string">
            <text:p>DESCRIPCIÓN </text:p>
          </table:table-cell>
          <table:table-cell office:value-type="string" calcext:value-type="string">
            <text:p>PROPONENTE</text:p>
          </table:table-cell>
          <table:table-cell office:value-type="string" calcext:value-type="string">
            <text:p>OBSERVACIONES</text:p>
          </table:table-cell>
          <table:table-cell office:value-type="string" calcext:value-type="string">
            <text:p>INCLUIDA </text:p>
          </table:table-cell>
        </table:table-row>
        <table:table-row table:style-name="ro2">
          <table:table-cell office:value-type="string" calcext:value-type="string">
            <text:p>S1</text:p>
          </table:table-cell>
          <table:table-cell office:value-type="string" calcext:value-type="string">
            <text:p>REVISIÓN FORMAL PREVIA</text:p>
          </table:table-cell>
          <table:table-cell office:value-type="string" calcext:value-type="string">
            <text:p>Revisión formal previa de forma exhaustiva</text:p>
          </table:table-cell>
          <table:table-cell table:style-name="ce1" office:value-type="string" calcext:value-type="string">
            <text:p>La revision formal previa se tiene que realizar para todos los expedientes y aplicando todos los niveles de revisión. Si esta tarea ya no puede ser realizada por personal de apoyo, deberá ser realizada por los técnicos (previa entrega de la documentación necesaria)</text:p>
          </table:table-cell>
          <table:table-cell office:value-type="string" calcext:value-type="string">
            <text:p>LUIS GALLEGO</text:p>
          </table:table-cell>
          <table:table-cell table:style-name="ce2" office:value-type="string" calcext:value-type="string">
            <text:p>Incluimos dicho aspecto en la Guia de Revisión</text:p>
          </table:table-cell>
          <table:table-cell office:value-type="string" calcext:value-type="string">
            <text:p>SI</text:p>
          </table:table-cell>
        </table:table-row>
        <table:table-row table:style-name="ro3">
          <table:table-cell office:value-type="string" calcext:value-type="string">
            <text:p>S2</text:p>
          </table:table-cell>
          <table:table-cell table:style-name="ce1" office:value-type="string" calcext:value-type="string">
            <text:p>REVISIONES PARA GARANTIZAR LA MÁXIMA CONCURRENCIA / REVISIONES DE CORRECCIÓN CONTRACTUAL</text:p>
          </table:table-cell>
          <table:table-cell office:value-type="string" calcext:value-type="string">
            <text:p>Revisión sobre la unicidad del fabricante</text:p>
          </table:table-cell>
          <table:table-cell table:style-name="ce1" office:value-type="string" calcext:value-type="string">
            <text:p>No es necesario realizar esta comprobación en el proceso de revisión, o <text:s/>al menos no debemos exigir la coletilla “o equivalente”.</text:p>
          </table:table-cell>
          <table:table-cell office:value-type="string" calcext:value-type="string">
            <text:p>LUIS GALLEGO</text:p>
          </table:table-cell>
          <table:table-cell table:style-name="ce3" office:value-type="string" calcext:value-type="string">
            <text:p>Compartimos esta apreciación, no obstante, esta revisión se ha incluido en la Guía porque es necesario dar cumplimiento al artículo 117.8 del texto refundido de la Ley de Contratos, que establece:</text:p>
            <text:p>“Salvo que lo justifique el objeto del contrato, las especificaciones técnicas no podrán mencionar una fabricación o una procedencia determinada o un procedimiento concreto, ni hacer referencia a una marca, a una patente o a un tipo, a un origen o a una producción determinados con la finalidad de favorecer o descartar ciertas empresas o ciertos productos. <text:span text:style-name="T1">Tal mención o referencia se autorizará, con carácter excepcional, en el caso en que no sea posible hacer una descripción lo bastante precisa e inteligible del objeto del contrato en aplicación de los apartados 3 y 4 de este artículo y deberá ir acompañada de la mención «o equivalente».”</text:span></text:p>
            <text:p/>
            <text:p>Este artículo reproduce el 23.8 de la Directiva 2004/18. La Jurisdicción Europea se ha venido pronunciando en el sentido de que para consignar una marca en los PPT, han de cumplirse 3 requisitos que deberán justificarse en el expediente:</text:p>
            <text:p>1. que lo justifique el objeto del contrato. Esta justificación debe motivarse técnicamente y de modo preciso en el expediente. </text:p>
            <text:p>2. que las especificaciones técnicas no puedan ser descritas de modo preciso o inteligible para los interesados.</text:p>
            <text:p>3.  que se haga constar junto a la referencia de la marca la mención “o equivalente”.</text:p>
            <text:p/>
            <text:p>El articulo 70 del Reglamento 1098/2001, en vigor, exhime de este requisito a ampliaciones de equipos para evitar la adquisición de productos incompatibles con los existentes:  <text:span text:style-name="T1">Excepción a la prohibición de indicar origen, producción, marcas patentes o tipos de bienes</text:span>:  se exceptúan de la prohibición contenida en el mismo los suministros de material para mantenimiento, repuesto o reemplazo de equipos ya existentes, o cuando la contratación implique soportar costes o dificultades técnicas desproporcionadas.</text:p>
            <text:p/>
            <text:p/>
            <text:p/>
          </table:table-cell>
          <table:table-cell office:value-type="string" calcext:value-type="string">
            <text:p>SI</text:p>
          </table:table-cell>
        </table:table-row>
        <table:table-row table:style-name="ro4">
          <table:table-cell office:value-type="string" calcext:value-type="string">
            <text:p>S3</text:p>
          </table:table-cell>
          <table:table-cell office:value-type="string" calcext:value-type="string">
            <text:p>PROCEDIMIENTO INTERNO</text:p>
          </table:table-cell>
          <table:table-cell office:value-type="string" calcext:value-type="string">
            <text:p>Elaboración de una check – list de revisión.</text:p>
          </table:table-cell>
          <table:table-cell table:style-name="ce1" office:value-type="string" calcext:value-type="string">
            <text:p>El documento “Guía de Revisión”, en su versión actual, trata de explicar ciertos aspectos, pero hay que elaborar una “check-list” de aplicación directa para facilitar la tarea de los técnicos</text:p>
          </table:table-cell>
          <table:table-cell office:value-type="string" calcext:value-type="string">
            <text:p>LUIS GALLEGO</text:p>
          </table:table-cell>
          <table:table-cell table:style-name="ce2" office:value-type="string" calcext:value-type="string">
            <text:p>El informe técnico tipo va en la línea de dar respuesta a este comentario</text:p>
          </table:table-cell>
          <table:table-cell office:value-type="string" calcext:value-type="string">
            <text:p>SI</text:p>
          </table:table-cell>
        </table:table-row>
        <table:table-row table:style-name="ro5">
          <table:table-cell office:value-type="string" calcext:value-type="string">
            <text:p>S4</text:p>
          </table:table-cell>
          <table:table-cell table:style-name="ce1" office:value-type="string" calcext:value-type="string">
            <text:p>REVISIONES PARA GARANTIZAR LA MÁXIMA CONCURRENCIA</text:p>
          </table:table-cell>
          <table:table-cell office:value-type="string" calcext:value-type="string">
            <text:p>Revisión sobre la composición y experiencia del equipo de trabajo en solvencia y criterios de valoración.</text:p>
          </table:table-cell>
          <table:table-cell table:style-name="ce1" office:value-type="string" calcext:value-type="string">
            <text:p>la cualificación del equipo de trabajo es un criterio de solvencia y que no puede utilizarse como criterio de adjudicación,por lo que no debe aparecer en los criterios de valoración</text:p>
          </table:table-cell>
          <table:table-cell office:value-type="string" calcext:value-type="string">
            <text:p>JAVIER GARCÍA DE BRINGAS</text:p>
          </table:table-cell>
          <table:table-cell table:style-name="ce2" office:value-type="string" calcext:value-type="string">
            <text:p>Se elimina las referencias a este tema de la Guía</text:p>
          </table:table-cell>
          <table:table-cell office:value-type="string" calcext:value-type="string">
            <text:p>SI</text:p>
          </table:table-cell>
        </table:table-row>
        <table:table-row table:style-name="ro6">
          <table:table-cell office:value-type="string" calcext:value-type="string">
            <text:p>S5</text:p>
          </table:table-cell>
          <table:table-cell office:value-type="string" calcext:value-type="string">
            <text:p>CORRECCIÓN DE ESTILO</text:p>
          </table:table-cell>
          <table:table-cell office:value-type="string" calcext:value-type="string">
            <text:p>Modificación del título del apartado B) de la plantilla de informe técnico</text:p>
          </table:table-cell>
          <table:table-cell table:style-name="ce1" office:value-type="string" calcext:value-type="string">
            <text:p>Debería ser “Propuesta de Informe Vinculante” o “Informe técnico”</text:p>
          </table:table-cell>
          <table:table-cell office:value-type="string" calcext:value-type="string">
            <text:p>JAVIER GARCÍA DE BRINGAS</text:p>
          </table:table-cell>
          <table:table-cell table:style-name="ce1" office:value-type="string" calcext:value-type="string">
            <text:p>En la versión actual de la plantilla el apartado B) se denomina “Revisión del Técnico”.<text:span text:style-name="T1">Este cambio no se ha propagado a la Guía de Revisión, así que procederemos a actualizar la Guía.</text:span></text:p>
          </table:table-cell>
          <table:table-cell office:value-type="string" calcext:value-type="string">
            <text:p>SI</text:p>
          </table:table-cell>
        </table:table-row>
        <table:table-row table:style-name="ro7">
          <table:table-cell office:value-type="string" calcext:value-type="string">
            <text:p>S6</text:p>
          </table:table-cell>
          <table:table-cell office:value-type="string" calcext:value-type="string">
            <text:p>CORRECCIÓN DE ESTILO</text:p>
          </table:table-cell>
          <table:table-cell office:value-type="string" calcext:value-type="string">
            <text:p>Modificación del texto de la plantilla de informe técnico que sigue a la descripción del objeto del contrato</text:p>
          </table:table-cell>
          <table:table-cell table:style-name="ce1" office:value-type="string" calcext:value-type="string">
            <text:p><text:s text:c="2"/>El hecho de que <text:s/>se haga referencia a un "informe técnico elaborado por ...." hace parecer que hay otro informe técnico</text:p>
          </table:table-cell>
          <table:table-cell office:value-type="string" calcext:value-type="string">
            <text:p>JAVIER GARCÍA DE BRINGAS</text:p>
          </table:table-cell>
          <table:table-cell table:style-name="ce1" office:value-type="string" calcext:value-type="string">
            <text:p>Habiéndose analizado los documentos anteriormente enumerados en el sentido antes descrito, <text:span text:style-name="T1">mediante el presente informe técnico elaborado por ….. </text:span><text:span text:style-name="T6">La versión actual de la plantila incluye el anterior texto, del que no se desprende que exista otro informe (“el presente ….”). </text:span><text:span text:style-name="T1">Este cambio no se ha propagado a la Guía de Revisión, así que procederemos a actualizar la Guía.</text:span></text:p>
          </table:table-cell>
          <table:table-cell office:value-type="string" calcext:value-type="string">
            <text:p>SI</text:p>
          </table:table-cell>
        </table:table-row>
        <table:table-row table:style-name="ro8">
          <table:table-cell office:value-type="string" calcext:value-type="string">
            <text:p>S7</text:p>
          </table:table-cell>
          <table:table-cell office:value-type="string" calcext:value-type="string">
            <text:p>CORRECCIÓN DE ESTILO</text:p>
          </table:table-cell>
          <table:table-cell office:value-type="string" calcext:value-type="string">
            <text:p>Eliminar el texto “con el visto bueno de” de la plantilla del informe técnico.</text:p>
          </table:table-cell>
          <table:table-cell table:style-name="ce1" office:value-type="string" calcext:value-type="string">
            <text:p>Teniendo en cuenta que el técnico va a firmar el informe técnico antes de que el Jefe de Servicio vea el expediente, no considero adecuado que en el cuerpo del informe se diga que cuenta con el visto bueno del Jefe de Servicio. Sería preferible eliminar esa referencia, y que en el pie de firma se incluya la firma de Jefe de Servicio como "visto bueno".</text:p>
          </table:table-cell>
          <table:table-cell office:value-type="string" calcext:value-type="string">
            <text:p>JAVIER GARCÍA DE BRINGAS</text:p>
          </table:table-cell>
          <table:table-cell table:style-name="ce1" office:value-type="string" calcext:value-type="string">
            <text:p>Realmente esto no tiene por qué ser así. El técnico, una vez finalizado su informe, lo remite al jefe de servicio mediante la herramienta portafirmas. Esta herramienta, dentro de sus opciones, permite definir cómo se debe producir la firma: en paralelo o en cascada. Si el técnico elige la opción en cascada, y pone como primer firmante al jefe de servicio, hasta que no se produzca la firma del mismo no podrá firmar el técnico. Dicho esto, al expediente de INFOCOR solo se incorporan aquellos expedientes que han sido firmados por el jefe de servicio, con lo que realmente está dando su visto bueno (de tal forma que aquellos en los que rechace la firma no han sido visados por él).</text:p>
          </table:table-cell>
          <table:table-cell office:value-type="string" calcext:value-type="string">
            <text:p>NO</text:p>
          </table:table-cell>
        </table:table-row>
        <table:table-row table:style-name="ro9">
          <table:table-cell office:value-type="string" calcext:value-type="string">
            <text:p>S8</text:p>
          </table:table-cell>
          <table:table-cell office:value-type="string" calcext:value-type="string">
            <text:p>CORRECCIÓN DE ESTILO</text:p>
          </table:table-cell>
          <table:table-cell office:value-type="string" calcext:value-type="string">
            <text:p>Modificar el texto de la plantilla de informe técnico</text:p>
          </table:table-cell>
          <table:table-cell table:style-name="ce1" office:value-type="string" calcext:value-type="string">
            <text:p>Se sugiere el siguiente: Habiéndose analizado los documentos anteriormente enumerados y comprobado el cumplimiento de las directrices de política informática establecidas por la Dirección General de Política Digital, no se detectan incumplimientos que impidan llevar a cabo esta contratación</text:p>
          </table:table-cell>
          <table:table-cell office:value-type="string" calcext:value-type="string">
            <text:p>JAVIER GARCÍA DE BRINGAS</text:p>
          </table:table-cell>
          <table:table-cell office:value-type="string" calcext:value-type="string">
            <text:p>Se ha realizado una redacción que validará Manuel Diaz</text:p>
          </table:table-cell>
          <table:table-cell office:value-type="string" calcext:value-type="string">
            <text:p>SI</text:p>
          </table:table-cell>
        </table:table-row>
        <table:table-row table:style-name="ro10">
          <table:table-cell office:value-type="string" calcext:value-type="string">
            <text:p>S9</text:p>
          </table:table-cell>
          <table:table-cell office:value-type="string" calcext:value-type="string">
            <text:p>CORRECCIÓN DE ESTILO</text:p>
          </table:table-cell>
          <table:table-cell office:value-type="string" calcext:value-type="string">
            <text:p>Modificar la clausula tipo “Lugar de Realización”.</text:p>
          </table:table-cell>
          <table:table-cell table:style-name="ce1" office:value-type="string" calcext:value-type="string">
            <text:p>Donde dice "se deban desarrollar en la propia Consejería" debería decir "se deban desarrollar en las instalaciones de la Consejería"</text:p>
          </table:table-cell>
          <table:table-cell office:value-type="string" calcext:value-type="string">
            <text:p>JAVIER GARCÍA DE BRINGAS</text:p>
          </table:table-cell>
          <table:table-cell table:style-name="ce4" office:value-type="string" calcext:value-type="string">
            <text:p>Este cambio no se ha propagado a la Guía de Revisión, así que procederemos a actualizar la Guía.</text:p>
          </table:table-cell>
          <table:table-cell office:value-type="string" calcext:value-type="string">
            <text:p>SI</text:p>
          </table:table-cell>
        </table:table-row>
        <table:table-row table:style-name="ro11">
          <table:table-cell office:value-type="string" calcext:value-type="string">
            <text:p>S10</text:p>
          </table:table-cell>
          <table:table-cell office:value-type="string" calcext:value-type="string">
            <text:p>CORRECCION DE CLAUSULA TIPO</text:p>
          </table:table-cell>
          <table:table-cell office:value-type="string" calcext:value-type="string">
            <text:p>Modificar la clausula tipo sobre “Seguridad”.</text:p>
          </table:table-cell>
          <table:table-cell table:style-name="ce1" office:value-type="string" calcext:value-type="string">
            <text:p>Se deberían citar explícitamente cada una de las normas en materia de seguridad que deban cumplirse. Como mínimo el Esquema Nacional de Seguridad. Debería suprimirse la referencia al "Marco de Seguridad de las Tecnologías de la Información" de la Junta de Andalucía, dado que no conozco dicho Marco (en caso de que dicho Marco exista retiro mi comentario, y agradecería conocer cuál es ese Marco y disponer de todos los documentos que lo componen).</text:p>
          </table:table-cell>
          <table:table-cell office:value-type="string" calcext:value-type="string">
            <text:p>JAVIER GARCÍA DE BRINGAS.</text:p>
          </table:table-cell>
          <table:table-cell table:style-name="ce1" office:value-type="string" calcext:value-type="string">
            <text:p>En relación al Marco de Seguridad de la Junta de Andalucía, es un proyecto del Plan Director de Seguridad 2011-2013 y está plasmado en el <text:span text:style-name="T1">Decreto 1/2011, de 11 de enero, por el que se establece la política de seguridad de las tecnologías de la información y comunicaciones en la Administración de la Junta de Andalucía</text:span></text:p>
            <text:p><text:span text:style-name="T6">http://juntadeandalucia.es/boja/2011/11/2</text:span></text:p>
          </table:table-cell>
          <table:table-cell office:value-type="string" calcext:value-type="string">
            <text:p>NO</text:p>
          </table:table-cell>
        </table:table-row>
        <table:table-row table:style-name="ro12">
          <table:table-cell office:value-type="string" calcext:value-type="string">
            <text:p>S11</text:p>
          </table:table-cell>
          <table:table-cell office:value-type="string" calcext:value-type="string">
            <text:p>CORRECCION DE CLAUSULA TIPO</text:p>
          </table:table-cell>
          <table:table-cell office:value-type="string" calcext:value-type="string">
            <text:p>Modificar la clausula tipo sobre “Interoperabilidad”.</text:p>
          </table:table-cell>
          <table:table-cell table:style-name="ce1" office:value-type="string" calcext:value-type="string">
            <text:p>Se deberían citar explícitamente cada una de las normas en materia de interoperabilidad que deban cumplirse (como mínimo el Esquema Nacional de Interoperabilidad y las Normas Técnicas de Interoperabilidad). Debería eliminarse la referencia al "Marco de Interoperabilidad digital" de la Junta de Andalucía, dado que no conozco dicho Marco (en caso de que dicho Marco exista retiro mi comentario, y agradecería conocer cuál es ese Marco y disponer de todos los documentos que lo componen).</text:p>
          </table:table-cell>
          <table:table-cell office:value-type="string" calcext:value-type="string">
            <text:p>JAVIER GARCÍA DE BRINGAS.</text:p>
          </table:table-cell>
          <table:table-cell office:value-type="string" calcext:value-type="string">
            <text:p>Se ha plantado una propuesta aunque habría que refinarla</text:p>
          </table:table-cell>
          <table:table-cell office:value-type="string" calcext:value-type="string">
            <text:p>SI</text:p>
          </table:table-cell>
        </table:table-row>
        <table:table-row table:style-name="ro13">
          <table:table-cell office:value-type="string" calcext:value-type="string">
            <text:p>S12</text:p>
          </table:table-cell>
          <table:table-cell office:value-type="string" calcext:value-type="string">
            <text:p>CORRECCION DE CLAUSULA TIPO</text:p>
          </table:table-cell>
          <table:table-cell office:value-type="string" calcext:value-type="string">
            <text:p>Modificar la clausula tipo sobre “Uso de infraestructuras TIC”.</text:p>
          </table:table-cell>
          <table:table-cell table:style-name="ce1" office:value-type="string" calcext:value-type="string">
            <text:p>Se deberían citar explícitamente todas y cada una de las infraestructuras TIC que deben ser tenidas en cuenta, eliminando la referencia genérica a "todas las ... que... tengan la condición de corporativas u horizontales". Si no es posible dar una lista, aunque sea pequeña, debería eliminarse esta cláusula tipo. Entiendo que sí debe poder darse una lista, haciendo referencia por ejemplo a la plataforma de pago y presentación, a JUPITER y PASARELA, a GIRO, al dominio semántico Wanda, …</text:p>
          </table:table-cell>
          <table:table-cell office:value-type="string" calcext:value-type="string">
            <text:p>JAVIER GARCÍA DE BRINGAS.</text:p>
          </table:table-cell>
          <table:table-cell office:value-type="string" calcext:value-type="string">
            <text:p>Habría que trabajar en una propuesta concreta que sustituya a la actual</text:p>
          </table:table-cell>
          <table:table-cell office:value-type="string" calcext:value-type="string">
            <text:p>NO</text:p>
          </table:table-cell>
        </table:table-row>
        <table:table-row table:style-name="ro14">
          <table:table-cell office:value-type="string" calcext:value-type="string">
            <text:p>S13</text:p>
          </table:table-cell>
          <table:table-cell office:value-type="string" calcext:value-type="string">
            <text:p>CORRECCION DE CLAUSULA TIPO</text:p>
          </table:table-cell>
          <table:table-cell office:value-type="string" calcext:value-type="string">
            <text:p>Modificar la clausula tipo sobre “Uso de herramientas corporativas”.</text:p>
          </table:table-cell>
          <table:table-cell table:style-name="ce1" office:value-type="string" calcext:value-type="string">
            <text:p>Se debería eliminar el párrafo "Así como todas las infraestructuras corporativas que en el momento de ejecución del contrato la Junta de Andalucía defina como horizontales y sean susceptibles de su utilización", por causa<text:span text:style-name="T1">r inseguridad jurídica, dado que los licitadores no pueden saber a qué se van a enfrentar.</text:span></text:p>
          </table:table-cell>
          <table:table-cell office:value-type="string" calcext:value-type="string">
            <text:p>JAVIER GARCÍA DE BRINGAS.</text:p>
          </table:table-cell>
          <table:table-cell table:style-name="ce1" office:value-type="string" calcext:value-type="string">
            <text:p>Todo proyecto de desarrollo de software tiene elementos de los que el conocimiento puede ser difuso durante la fase de redacción de los pliegos, y que no son aclarados hasta llegar a las fases de análisis y diseño técnico durante la ejecución. Justamente para garantizar los intereses de los licitadores se introduce el texto <text:span text:style-name="T1">“...sean susceptibles de su utilización”</text:span>. Esto se podría reforzar con el añadido “<text:span text:style-name="T1">...y no rompan el equilibrio financiero del contrato</text:span>”. Dicho esto, aquí hay que tener en cuenta dos aspectos adicionales:</text:p>
            <text:p>1. El periodo de tiempo que transcurre entre que se redacta un pliego y se da publicidad al contrato para su licitación. En muchos casos puede incluso superar el año (por cuestiones de cierre de ejercicio, disponibilidad de credito, reparos no técnicos de letrado o interventos, etc).</text:p>
            <text:p>2. Esta clausula es una herramienta muy útil para hacer política informática, obligando al uso de herramientas corporativas (o al menos al compromiso de su uso en las clausulas de los pliegos del contrato)</text:p>
            <text:p>3. Uno de los elementos de la política informática que se ejerce a través del informe es la de salvaguardar los intereses de la Junta de Andalucía, introduciendo clausulas en los contratos con el objetivo de salvaguardar estos intereses. Durante la fase de presentación de las proposiciones, los licitadores pueden plantear todas las dudas de interpretación que dejen abiertos los pliegos</text:p>
          </table:table-cell>
          <table:table-cell office:value-type="string" calcext:value-type="string">
            <text:p>NO</text:p>
          </table:table-cell>
        </table:table-row>
        <table:table-row table:style-name="ro15">
          <table:table-cell office:value-type="string" calcext:value-type="string">
            <text:p>S14</text:p>
          </table:table-cell>
          <table:table-cell office:value-type="string" calcext:value-type="string">
            <text:p>CORRECCION DE CLAUSULA TIPO</text:p>
          </table:table-cell>
          <table:table-cell office:value-type="string" calcext:value-type="string">
            <text:p>Eliminar la clausula sobre “Gestión de Usuarios”.</text:p>
          </table:table-cell>
          <table:table-cell table:style-name="ce1" office:value-type="string" calcext:value-type="string">
            <text:p>Sugiero la supresión de la siguiente cláusula tipo:     11.8. Sobre la gestión de usuarios.</text:p>
            <text:p>Debería suprimirse esta cláusula, hasta que la Junta de Andalucía apruebe su normativa en materia de gestión de usuarios o al menos publique documentación fiable y completa sobre los requisitos técnicos que deban cumplir las aplicaciones para integrarse con los futuros sistemas de gestión de usuarios. No es razonable pedir a una empresa que cumpla algo que no sabe lo que es. Será el proyecto de gestión de usuarios el que, llegado el día, tendrá que realizar la gestión del cambio que sea necesaria sobre todos los sistemas preexistentes.</text:p>
          </table:table-cell>
          <table:table-cell office:value-type="string" calcext:value-type="string">
            <text:p>JAVIER GARCÍA DE BRINGAS.</text:p>
          </table:table-cell>
          <table:table-cell table:style-name="ce5" office:value-type="string" calcext:value-type="string">
            <text:p>En este caso pensamos que es necesario tener en cuenta los mismos condicionantes que en el caso de la propuesta sobre la clausula tipo de “Uso de herramientas corporativas”. Las clausulas tipo que se vienen exigiendo (o recomendando según su carácter obligatorio o no) a través de INFOCOR cumplen una doble función:</text:p>
            <text:p>1, Herramienta muy útil para hacer política informática.</text:p>
            <text:p>2. Ayudan a salvaguardar los intereses de la Junta de Andalucía, como una de las partes contratantes.</text:p>
            <text:p/>
            <text:p>Desde el punto de vista de la Política Informática, la clausula de Gestión de Usuarios prepara el terreno para las actuaciones que sobre esta materia se decidan impulsar desde la DGPD.</text:p>
            <text:p/>
            <text:p>Desde el punto de vista de salvaguardar los intereses de la Junta de Andalucía, la existencia en sí de la clausula ayuda a los solicitantes del informe a tener en cuenta un aspecto que perfectamente les podría haber pasado por alto.</text:p>
            <text:p/>
            <text:p>Se puede reforzar los intereses de las empresas licitadores añadiendo algún texto explicativo adicional: “Dichas Directrices se proporcionarán con la suficiente antelación, aportando la documentación técnica existente para tal fin”.</text:p>
            <text:p><text:span text:style-name="T7">Actualmente existen directrices concretas publicadas en MADEJA en relación a la Gestión de Identidades</text:span></text:p>
            <text:p/>
            <text:p/>
          </table:table-cell>
          <table:table-cell office:value-type="string" calcext:value-type="string">
            <text:p>NO</text:p>
          </table:table-cell>
        </table:table-row>
        <table:table-row table:style-name="ro2">
          <table:table-cell office:value-type="string" calcext:value-type="string">
            <text:p>S15</text:p>
          </table:table-cell>
          <table:table-cell office:value-type="string" calcext:value-type="string">
            <text:p>REVISIONES DE CORRECCIÓN CONTRACTUAL</text:p>
          </table:table-cell>
          <table:table-cell office:value-type="string" calcext:value-type="string">
            <text:p>Eliminar la revisión 6.3.1.2 “Sobre el importe de licitación”.</text:p>
          </table:table-cell>
          <table:table-cell table:style-name="ce1" office:value-type="string" calcext:value-type="string">
            <text:p><text:s/>Teniendo en cuenta que, con las directrices actuales, nuestro informe debe centrarse únicamente en los aspectos técnicos, sugiero que se supriman la siguiente referencia del apartado 6.3.1.2: El importe debe concordar con la forma de licitación.</text:p>
          </table:table-cell>
          <table:table-cell office:value-type="string" calcext:value-type="string">
            <text:p>JAVIER GARCÍA DE BRINGAS.</text:p>
          </table:table-cell>
          <table:table-cell table:style-name="ce2" office:value-type="string" calcext:value-type="string">
            <text:p>Está sujeto a decisión de la dirección la inclusión de un parrafo en la guía de revisión </text:p>
          </table:table-cell>
          <table:table-cell office:value-type="string" calcext:value-type="string">
            <text:p>NO</text:p>
          </table:table-cell>
        </table:table-row>
        <table:table-row table:style-name="ro16">
          <table:table-cell office:value-type="string" calcext:value-type="string">
            <text:p>S16</text:p>
          </table:table-cell>
          <table:table-cell table:style-name="ce1" office:value-type="string" calcext:value-type="string">
            <text:p>REVISIONES EN RELACIÓN A LA POLÍTICA DE ADQUISICIÓN DE LICENCIAS O SU RENOVACIÓN</text:p>
          </table:table-cell>
          <table:table-cell office:value-type="string" calcext:value-type="string">
            <text:p>Duda sobre el apartado 6.3.2.5. Sobre consideraciones dependiendo de la cuantía del expediente</text:p>
          </table:table-cell>
          <table:table-cell table:style-name="ce1" office:value-type="string" calcext:value-type="string">
            <text:p>  En el apartado 6.3.2.5 se indica "Debería especificarse un importe de renovación de licencias a partir del cual se considera "elevado", por <text:span text:style-name="T1">seguridad jurídica, coherencia y homogeneidad</text:span> en el tratamiento de las solicitudes de informes." </text:p>
            <text:p/>
            <text:p>Entiendo que esto se ha colado en la guía, pues no son los técnicos quienes deben especificar ese importe umbral entre lo "elevado" y lo no elevado, sino que es la propia guía la que debe decir cuál es ese importe umbral para que los técnicos puedan aplicarlo. Si no se ha definido el umbral, debería eliminarse ese párrafo y, quizás, el anterior.</text:p>
          </table:table-cell>
          <table:table-cell office:value-type="string" calcext:value-type="string">
            <text:p>JAVIER GARCÍA DE BRINGAS.</text:p>
          </table:table-cell>
          <table:table-cell table:style-name="ce1" office:value-type="string" calcext:value-type="string">
            <text:p>Efectivamente se ha colado un comentario de revisión como parte de la guía, que será eliminado de la misma. En relación a la revisión de la adquisición de licencias, pensamos que, de igual forma que INFOCOR se ha constituido en la herramienta para la actualización del censo de recursos hardware mediante la práctica de las comunicaciones de adquisición de bienes del catálogo, se debe profundizar en esa misma línea para la caracterización de los activos software. No obstante, compartimos que se debe dar una redacción alternativa a esta revisión en la Guía, centrando el foco en la justificación de la adquisición de licencias, por no existir alternativas libres o de inferior precio (no debemos permanecer ajenos a los problemas que en el pasado a ocasionado a la Junta de Andalucía la adquisición de licencias de ciertos productos software sin un control) y en el inventario y caracterización de dichas licencias.</text:p>
          </table:table-cell>
          <table:table-cell office:value-type="string" calcext:value-type="string">
            <text:p>SI</text:p>
          </table:table-cell>
        </table:table-row>
        <table:table-row table:style-name="ro9">
          <table:table-cell office:value-type="string" calcext:value-type="string">
            <text:p>S17</text:p>
          </table:table-cell>
          <table:table-cell office:value-type="string" calcext:value-type="string">
            <text:p>CORRECCIÓN DE ESTILO</text:p>
          </table:table-cell>
          <table:table-cell office:value-type="string" calcext:value-type="string">
            <text:p>Corrección sintáctica</text:p>
          </table:table-cell>
          <table:table-cell table:style-name="ce1" office:value-type="string" calcext:value-type="string">
            <text:p>hay varios puntos del documento en los que se escribe "junta de Andalucía" sin utilizar mayúscula en la inicial de la palabra Junta, mientras que en otros lugares del documento sí se utiliza esa mayúscula. Sería conveniente revisar el documento íntegro y utilizar en todos los casos "Junta de Andalucía".</text:p>
          </table:table-cell>
          <table:table-cell office:value-type="string" calcext:value-type="string">
            <text:p>JAVIER GARCÍA DE BRINGAS.</text:p>
          </table:table-cell>
          <table:table-cell/>
          <table:table-cell office:value-type="string" calcext:value-type="string">
            <text:p>SI</text:p>
          </table:table-cell>
        </table:table-row>
        <table:table-row table:style-name="ro17">
          <table:table-cell office:value-type="string" calcext:value-type="string">
            <text:p>S18</text:p>
          </table:table-cell>
          <table:table-cell office:value-type="string" calcext:value-type="string">
            <text:p>PROCEDIMIENTO INTERNO</text:p>
          </table:table-cell>
          <table:table-cell office:value-type="string" calcext:value-type="string">
            <text:p>Asignación de expedientes impulsados por el revisor.</text:p>
          </table:table-cell>
          <table:table-cell table:style-name="ce1" office:value-type="string" calcext:value-type="string">
            <text:p>en alguna ocasión se nos ha asignado la elaboración de un informe técnico relativo a un contrato que Sandetel hace en el marco de una encomienda nuestra a Sandetel. En este tipo de situaciones la misma persona es arte y parte, es decir, tiene que controlar algo de lo que es el principal interesado en que salga adelante, y por tanto se le puede producir un conflicto de intereses, casi equivalente a si tuviera que controlarse a sí mismo. Considero que en este tipo de situaciones la elaboración del informe técnico debería asignarse a otro Servicio, y que los criterios de reparto de expedientes deberían impedir que se encargue del informe el que es responsable del proyecto.</text:p>
          </table:table-cell>
          <table:table-cell office:value-type="string" calcext:value-type="string">
            <text:p>JAVIER GARCÍA DE BRINGAS.</text:p>
          </table:table-cell>
          <table:table-cell table:style-name="ce1" office:value-type="string" calcext:value-type="string">
            <text:p>Las contrataciones que impulsan las entidades instrumentales enmarcadas en encomiendas hechas por la DGPD, no dejan de ser actuaciones que la propia entidad instrumental impulsa de forma autónoma, en el marco de su actividad principal, y que podrían ser ejecutadas por su propia personal o subcontradas, si así lo permite el texto de la encomienda que regula la relación entre DGPD y Ente Instrumental. Por tanto, son contrataciones entre dos terceras partes (el ente instrumental y la empresa de servicios), que se deben ceñir a la política informática de la Junta de Andalucía. Otra cosa muy distinta sería el propio texto de la encomienda, en la que si es parte directamente implicada la DGPD. Actualmente se está definiendo un procedimiento interno para las contrataciones impulsadas por la DGPD, pero entendemos que esto no aplica a los contratos que impulsen en el marco de dichas encomiendas, que deben ser controlados para asegurar su adecuación a la política informática.</text:p>
            <text:p><text:span text:style-name="T7"> Por otro lado, actualmetne hay una orden explicita por parte de la Coordinación para que los expedientes sean tratados por los servicios afectados, aunque el expediente sea impulsado por el propio servicio.</text:span></text:p>
          </table:table-cell>
          <table:table-cell office:value-type="string" calcext:value-type="string">
            <text:p>NO</text:p>
          </table:table-cell>
        </table:table-row>
        <table:table-row table:style-name="ro18">
          <table:table-cell office:value-type="string" calcext:value-type="string">
            <text:p>S19</text:p>
          </table:table-cell>
          <table:table-cell office:value-type="string" calcext:value-type="string">
            <text:p>CORRECCIÓN DE ESTILO</text:p>
          </table:table-cell>
          <table:table-cell office:value-type="string" calcext:value-type="string">
            <text:p>Incluir numeración de página </text:p>
          </table:table-cell>
          <table:table-cell table:style-name="ce1" office:value-type="string" calcext:value-type="string">
            <text:p>Le falta la numeración de las páginas al documento.</text:p>
          </table:table-cell>
          <table:table-cell office:value-type="string" calcext:value-type="string">
            <text:p>LUCÍA SANCHEZ DE PUERTAS</text:p>
          </table:table-cell>
          <table:table-cell table:style-name="ce2" office:value-type="string" calcext:value-type="string">
            <text:p>Se procederá a su inclusión</text:p>
          </table:table-cell>
          <table:table-cell office:value-type="string" calcext:value-type="string">
            <text:p>SI</text:p>
          </table:table-cell>
        </table:table-row>
        <table:table-row table:style-name="ro12">
          <table:table-cell office:value-type="string" calcext:value-type="string">
            <text:p>S20</text:p>
          </table:table-cell>
          <table:table-cell office:value-type="string" calcext:value-type="string">
            <text:p>CORRECCIÓN DE ESTILO</text:p>
          </table:table-cell>
          <table:table-cell office:value-type="string" calcext:value-type="string">
            <text:p>Modificar la clausula tipo “Lugar de Realización”.</text:p>
          </table:table-cell>
          <table:table-cell table:style-name="ce1" office:value-type="string" calcext:value-type="string">
            <text:p>Si lo que se pretende es que el documento sea una guía, se debe de cambiar la redacción, indicando claramente lo que se debe verificar y que hacer en caso de verificación en sentido negativo.</text:p>
            <text:p/>
          </table:table-cell>
          <table:table-cell office:value-type="string" calcext:value-type="string">
            <text:p>LUCÍA SANCHEZ DE PUERTAS</text:p>
          </table:table-cell>
          <table:table-cell office:value-type="string" calcext:value-type="string">
            <text:p>No procede</text:p>
          </table:table-cell>
          <table:table-cell office:value-type="string" calcext:value-type="string">
            <text:p>NO</text:p>
          </table:table-cell>
        </table:table-row>
        <table:table-row table:style-name="ro10">
          <table:table-cell office:value-type="string" calcext:value-type="string">
            <text:p>S21</text:p>
          </table:table-cell>
          <table:table-cell office:value-type="string" calcext:value-type="string">
            <text:p>CORRECCIÓN DE ESTILO</text:p>
          </table:table-cell>
          <table:table-cell office:value-type="string" calcext:value-type="string">
            <text:p>Incorporar fuentes de referencia</text:p>
          </table:table-cell>
          <table:table-cell table:style-name="ce1" office:value-type="string" calcext:value-type="string">
            <text:p>En las referencias que se realizan a "debe cumplir con lo indicado por la Junta" se debe especificar donde encontrar esas indicaciones.</text:p>
          </table:table-cell>
          <table:table-cell office:value-type="string" calcext:value-type="string">
            <text:p>LUCÍA SANCHEZ DE PUERTAS</text:p>
          </table:table-cell>
          <table:table-cell office:value-type="string" calcext:value-type="string">
            <text:p>No procede</text:p>
          </table:table-cell>
          <table:table-cell office:value-type="string" calcext:value-type="string">
            <text:p>NO</text:p>
          </table:table-cell>
        </table:table-row>
        <table:table-row table:style-name="ro10">
          <table:table-cell office:value-type="string" calcext:value-type="string">
            <text:p>S22</text:p>
          </table:table-cell>
          <table:table-cell office:value-type="string" calcext:value-type="string">
            <text:p>DOCUMENTACIÓN ADICIONAL</text:p>
          </table:table-cell>
          <table:table-cell office:value-type="string" calcext:value-type="string">
            <text:p>Recopilar toda la documentación necesaria para la elaboración del informe técnico.</text:p>
          </table:table-cell>
          <table:table-cell table:style-name="ce1" office:value-type="string" calcext:value-type="string">
            <text:p>Debería de haber un contenedor común de documentación necesaria para la emisión del informe técnico. El tramitador debería tener el apoyo documental necesario.</text:p>
          </table:table-cell>
          <table:table-cell office:value-type="string" calcext:value-type="string">
            <text:p>LUCÍA SANCHEZ DE PUERTAS</text:p>
          </table:table-cell>
          <table:table-cell table:style-name="ce2" office:value-type="string" calcext:value-type="string">
            <text:p>Debe proporcionarse un espacio de trabajo en el Alfresco de la DGPD para tal fin. Actualmetne la documentación está en una carpeta compartida</text:p>
            <text:p>De red y en el gestor documental de la CPI</text:p>
          </table:table-cell>
          <table:table-cell office:value-type="string" calcext:value-type="string">
            <text:p>NO</text:p>
          </table:table-cell>
        </table:table-row>
        <table:table-row table:style-name="ro19">
          <table:table-cell office:value-type="string" calcext:value-type="string">
            <text:p>S23</text:p>
          </table:table-cell>
          <table:table-cell office:value-type="string" calcext:value-type="string">
            <text:p>DOCUMENTACIÓN ADICIONAL</text:p>
          </table:table-cell>
          <table:table-cell office:value-type="string" calcext:value-type="string">
            <text:p>Proporcionar un “informe tipo” de referencia</text:p>
          </table:table-cell>
          <table:table-cell table:style-name="ce1" office:value-type="string" calcext:value-type="string">
            <text:p>Tras la validación de la guía como tal, se podría hacer un "informe tipo" que incluyera los aspectos incluidos en la guía de verificación común a todos los expedientes.</text:p>
          </table:table-cell>
          <table:table-cell office:value-type="string" calcext:value-type="string">
            <text:p>LUCÍA SANCHEZ DE PUERTAS</text:p>
          </table:table-cell>
          <table:table-cell table:style-name="ce2" office:value-type="string" calcext:value-type="string">
            <text:p>Se está trabajando en el mismo</text:p>
          </table:table-cell>
          <table:table-cell office:value-type="string" calcext:value-type="string">
            <text:p>SI</text:p>
          </table:table-cell>
        </table:table-row>
        <table:table-row table:style-name="ro10">
          <table:table-cell office:value-type="string" calcext:value-type="string">
            <text:p>S24</text:p>
          </table:table-cell>
          <table:table-cell office:value-type="string" calcext:value-type="string">
            <text:p>INDICACIONES POR PARTE DE LA DIRECCIÓN</text:p>
          </table:table-cell>
          <table:table-cell office:value-type="string" calcext:value-type="string">
            <text:p>Se solicitan directrices para la definición de las políticas en cada una de las areas identificadas</text:p>
          </table:table-cell>
          <table:table-cell table:style-name="ce1" office:value-type="string" calcext:value-type="string">
            <text:p><text:s/>Para que los servicios puedan definir las políticas de su área se requiere conocer las directrices para la definición de las mismas.</text:p>
          </table:table-cell>
          <table:table-cell office:value-type="string" calcext:value-type="string">
            <text:p>LUCÍA SANCHEZ DE PUERTAS</text:p>
          </table:table-cell>
          <table:table-cell table:style-name="ce2" office:value-type="string" calcext:value-type="string">
            <text:p>No aplica a la Guía de revisión</text:p>
          </table:table-cell>
          <table:table-cell office:value-type="string" calcext:value-type="string">
            <text:p>SI</text:p>
          </table:table-cell>
        </table:table-row>
        <table:table-row table:style-name="ro20">
          <table:table-cell office:value-type="string" calcext:value-type="string">
            <text:p>S25</text:p>
          </table:table-cell>
          <table:table-cell office:value-type="string" calcext:value-type="string">
            <text:p>PROCEDIMIENTO INTERNO</text:p>
          </table:table-cell>
          <table:table-cell office:value-type="string" calcext:value-type="string">
            <text:p>Dudas sobre la revisión formal.</text:p>
          </table:table-cell>
          <table:table-cell table:style-name="ce1" office:value-type="string" calcext:value-type="string">
            <text:p>¿Quien va a realizar la revisión formal? ¿Qué se tiene que verificar? ¿Cómo actuar en caso de verificación negativa?</text:p>
          </table:table-cell>
          <table:table-cell office:value-type="string" calcext:value-type="string">
            <text:p>LUCÍA SANCHEZ DE PUERTAS</text:p>
          </table:table-cell>
          <table:table-cell table:style-name="ce1" office:value-type="string" calcext:value-type="string">
            <text:p>Lo cierto es que actualmente no existen recursos para realizar dicha revisión de forma centralizada, por lo que mientras persista esta situación la revisión formal <text:s/>debe ser realizada por los técnicos encargados de la revisión técnica.</text:p>
          </table:table-cell>
          <table:table-cell office:value-type="string" calcext:value-type="string">
            <text:p>SI</text:p>
          </table:table-cell>
        </table:table-row>
        <table:table-row table:style-name="ro9">
          <table:table-cell office:value-type="string" calcext:value-type="string">
            <text:p>S26</text:p>
          </table:table-cell>
          <table:table-cell office:value-type="string" calcext:value-type="string">
            <text:p>DOCUMENTACIÓN ADICIONAL</text:p>
          </table:table-cell>
          <table:table-cell office:value-type="string" calcext:value-type="string">
            <text:p>Sobre el apartado 6.3.1.1 “Sobre la documentación”.</text:p>
          </table:table-cell>
          <table:table-cell table:style-name="ce1" office:value-type="string" calcext:value-type="string">
            <text:p>¿Dónde se especifican los documentos necesarios a los que se hacen referencia?</text:p>
          </table:table-cell>
          <table:table-cell office:value-type="string" calcext:value-type="string">
            <text:p>LUCÍA SANCHEZ DE PUERTAS</text:p>
          </table:table-cell>
          <table:table-cell office:value-type="string" calcext:value-type="string">
            <text:p>Se ha incorporado esta información a la Guia.</text:p>
          </table:table-cell>
          <table:table-cell office:value-type="string" calcext:value-type="string">
            <text:p>SI</text:p>
          </table:table-cell>
        </table:table-row>
        <table:table-row table:style-name="ro21">
          <table:table-cell office:value-type="string" calcext:value-type="string">
            <text:p>S27</text:p>
          </table:table-cell>
          <table:table-cell table:style-name="ce1" office:value-type="string" calcext:value-type="string">
            <text:p>REVISIONES RELACIONADAS CON EL IMPORTE. CRITERIOS DE VALORACIÓN Y DE SOLVENCIA</text:p>
          </table:table-cell>
          <table:table-cell office:value-type="string" calcext:value-type="string">
            <text:p>Sobre los apartados:</text:p>
            <text:p>6.3.1.2 Importe de licitación</text:p>
            <text:p>6.3.1.3 Criterios de Valoración</text:p>
            <text:p>6.3.1.5 Criterios de Solvencia</text:p>
          </table:table-cell>
          <table:table-cell table:style-name="ce1" office:value-type="string" calcext:value-type="string">
            <text:p>¿se debe revisar ? ¿Cuáles son los criterios? </text:p>
          </table:table-cell>
          <table:table-cell office:value-type="string" calcext:value-type="string">
            <text:p>LUCÍA SANCHEZ DE PUERTAS</text:p>
          </table:table-cell>
          <table:table-cell table:style-name="ce2" office:value-type="string" calcext:value-type="string">
            <text:p>Se ha respondido en otros comentarios</text:p>
          </table:table-cell>
          <table:table-cell office:value-type="string" calcext:value-type="string">
            <text:p>NO</text:p>
          </table:table-cell>
        </table:table-row>
        <table:table-row table:style-name="ro22">
          <table:table-cell office:value-type="string" calcext:value-type="string">
            <text:p>S28</text:p>
          </table:table-cell>
          <table:table-cell table:style-name="ce1" office:value-type="string" calcext:value-type="string">
            <text:p>REVISIONES PARA GARANTIZAR LA MÁXIMA CONCURRENCIA</text:p>
          </table:table-cell>
          <table:table-cell office:value-type="string" calcext:value-type="string">
            <text:p>6.3.1.7. Sobre la unicidad del fabricante</text:p>
          </table:table-cell>
          <table:table-cell table:style-name="ce1" office:value-type="string" calcext:value-type="string">
            <text:p>Aclaración de la aplicación de este tipo a los expedientes.</text:p>
          </table:table-cell>
          <table:table-cell office:value-type="string" calcext:value-type="string">
            <text:p>LUCÍA SANCHEZ DE PUERTAS</text:p>
          </table:table-cell>
          <table:table-cell table:style-name="ce2" office:value-type="string" calcext:value-type="string">
            <text:p>Se está incorporando esta información a la Guía</text:p>
          </table:table-cell>
          <table:table-cell office:value-type="string" calcext:value-type="string">
            <text:p>SI</text:p>
          </table:table-cell>
        </table:table-row>
        <table:table-row table:style-name="ro23">
          <table:table-cell office:value-type="string" calcext:value-type="string">
            <text:p>S29</text:p>
          </table:table-cell>
          <table:table-cell table:style-name="ce1" office:value-type="string" calcext:value-type="string">
            <text:p>REVISIONES PARA GARANTIZAR LA MÁXIMA CONCURRENCIA</text:p>
          </table:table-cell>
          <table:table-cell office:value-type="string" calcext:value-type="string">
            <text:p>6.3.2.3. Sobre la composición y dedicación de los trabajos técnicos</text:p>
          </table:table-cell>
          <table:table-cell table:style-name="ce1" office:value-type="string" calcext:value-type="string">
            <text:p><text:s/>¿Cuáles son los criterios a seguir para determinar estos aspectos? ¿Esto no se ve con la solvencia técnica ?</text:p>
          </table:table-cell>
          <table:table-cell office:value-type="string" calcext:value-type="string">
            <text:p>LUCÍA SANCHEZ DE PUERTAS</text:p>
          </table:table-cell>
          <table:table-cell table:style-name="ce1" office:value-type="string" calcext:value-type="string">
            <text:p>La solvencia define los recursos y capacitación que debe garantizar una empresa para la correcta realización de los trabajos. Entendemos que en relación a la solvencia la DGPD debe buscar el equilibrio entre garantizar la máxima concurrencia (impidiendo que los requisitos de solvencia enmascaren condiciones imposibles de cumplir para todos los licitadores salvo para uno) y salvaguardar los intereses de la Junta en cuanto a la calidad de los trabajos que se vayan a realizar. </text:p>
            <text:p>En este sentido, una propuesta sería definir una “solvencia tipo” para proyectos de complejidad normal, y pedir que se justifique adecuadamente en los pliegos la existencia de requisitos de solvencia por encima de estos.</text:p>
          </table:table-cell>
          <table:table-cell office:value-type="string" calcext:value-type="string">
            <text:p>NO</text:p>
          </table:table-cell>
        </table:table-row>
        <table:table-row table:style-name="ro22">
          <table:table-cell office:value-type="string" calcext:value-type="string">
            <text:p>S30</text:p>
          </table:table-cell>
          <table:table-cell office:value-type="string" calcext:value-type="string">
            <text:p>REVISIONES EN RELACIÓN A LA POLÍTICA DE REUTILIZACIÓN</text:p>
          </table:table-cell>
          <table:table-cell office:value-type="string" calcext:value-type="string">
            <text:p>6.3.2.4. Sobre contrataciones similares o reutilización</text:p>
          </table:table-cell>
          <table:table-cell table:style-name="ce1" office:value-type="string" calcext:value-type="string">
            <text:p>¿Dónde está consultable la información a la que se hace referencia?</text:p>
          </table:table-cell>
          <table:table-cell office:value-type="string" calcext:value-type="string">
            <text:p>LUCÍA SANCHEZ DE PUERTAS</text:p>
          </table:table-cell>
          <table:table-cell table:style-name="ce2" office:value-type="string" calcext:value-type="string">
            <text:p>No aplica a la Guía de revisión</text:p>
          </table:table-cell>
          <table:table-cell office:value-type="string" calcext:value-type="string">
            <text:p>NO</text:p>
          </table:table-cell>
        </table:table-row>
        <table:table-row table:style-name="ro24">
          <table:table-cell office:value-type="string" calcext:value-type="string">
            <text:p>S31</text:p>
          </table:table-cell>
          <table:table-cell table:style-name="ce1" office:value-type="string" calcext:value-type="string">
            <text:p>REVISIONES EN RELACIÓN A LA POLÍTICA DE ADQUISICIÓN DE LICENCIAS O SU RENOVACIÓN</text:p>
          </table:table-cell>
          <table:table-cell office:value-type="string" calcext:value-type="string">
            <text:p>6.3.2.5. Sobre consideraciones dependiendo de la cuantía del expediente</text:p>
          </table:table-cell>
          <table:table-cell table:style-name="ce1" office:value-type="string" calcext:value-type="string">
            <text:p>¿Cómo se sabe que una licencia es de importe elevado ?</text:p>
          </table:table-cell>
          <table:table-cell office:value-type="string" calcext:value-type="string">
            <text:p>LUCÍA SANCHEZ DE PUERTAS</text:p>
          </table:table-cell>
          <table:table-cell table:style-name="ce1" office:value-type="string" calcext:value-type="string">
            <text:p>Conforme lo indicado anteriormente, pensamos que debemos reenfocar esta revisión, para que no se centre tanto en el importe, y si este es elevado o no, como en la justificación de la adquisición de nuevas licencias, con el objetivo de homogeneizar y racionalizar al medio / largo plazo la gestión del parque de licencias de productos software de la Junta de Andalucía. </text:p>
          </table:table-cell>
          <table:table-cell office:value-type="string" calcext:value-type="string">
            <text:p>SI</text:p>
          </table:table-cell>
        </table:table-row>
        <table:table-row table:style-name="ro25">
          <table:table-cell office:value-type="string" calcext:value-type="string">
            <text:p>S32</text:p>
          </table:table-cell>
          <table:table-cell office:value-type="string" calcext:value-type="string">
            <text:p>APLICABILIDAD DE CLAUSULAS TIPO</text:p>
          </table:table-cell>
          <table:table-cell office:value-type="string" calcext:value-type="string">
            <text:p>6.3.2.6. Sobre las clausulas a incluir </text:p>
          </table:table-cell>
          <table:table-cell table:style-name="ce1" office:value-type="string" calcext:value-type="string">
            <text:p>¿Qué se debe analizar? , ¿Qué se incluyan en el PPT las clausulas? ¿la redacción no importa? y sino están ¿Qué se hace?</text:p>
          </table:table-cell>
          <table:table-cell office:value-type="string" calcext:value-type="string">
            <text:p>LUCÍA SANCHEZ DE PUERTAS</text:p>
          </table:table-cell>
          <table:table-cell office:value-type="string" calcext:value-type="string">
            <text:p>Se está incorporando esta información a la Guia.</text:p>
          </table:table-cell>
          <table:table-cell office:value-type="string" calcext:value-type="string">
            <text:p>SI</text:p>
          </table:table-cell>
        </table:table-row>
        <table:table-row table:style-name="ro25">
          <table:table-cell office:value-type="string" calcext:value-type="string">
            <text:p>S33</text:p>
          </table:table-cell>
          <table:table-cell office:value-type="string" calcext:value-type="string">
            <text:p>CORRECCION DE CLAUSULA TIPO</text:p>
          </table:table-cell>
          <table:table-cell office:value-type="string" calcext:value-type="string">
            <text:p>Sobre el anexo de claúsulas</text:p>
          </table:table-cell>
          <table:table-cell table:style-name="ce1" office:value-type="string" calcext:value-type="string">
            <text:p>¿Para qué sirve? ¿Cómo lo aplico en la emisión del informe técnico?. En su redacción habla de directrices, ¿donde se pueden ver esas directrices ?</text:p>
          </table:table-cell>
          <table:table-cell office:value-type="string" calcext:value-type="string">
            <text:p>LUCÍA SANCHEZ DE PUERTAS</text:p>
          </table:table-cell>
          <table:table-cell table:style-name="ce1" office:value-type="string" calcext:value-type="string">
            <text:p>En la Guía se indica la obligatoriedad o no de la presencia de las clausulas tipo. No obstante, se está modificando la Guía para facilitar la interpretación de los técnicos revisores</text:p>
          </table:table-cell>
          <table:table-cell office:value-type="string" calcext:value-type="string">
            <text:p>SI</text:p>
          </table:table-cell>
        </table:table-row>
        <table:table-row table:style-name="ro2">
          <table:table-cell office:value-type="string" calcext:value-type="string">
            <text:p>S34</text:p>
          </table:table-cell>
          <table:table-cell office:value-type="string" calcext:value-type="string">
            <text:p>NUEVA CLAUSULA TIPO</text:p>
          </table:table-cell>
          <table:table-cell office:value-type="string" calcext:value-type="string">
            <text:p>Inclusión de claúsula de insuficiencia de medios</text:p>
          </table:table-cell>
          <table:table-cell table:style-name="ce1" office:value-type="string" calcext:value-type="string">
            <text:p>Para los contratos de servicios, en la MJ debe expresarse claramente que la entidad contratante no dispone de los recursos humanos y/o materiales</text:p>
            <text:p>Precisos.</text:p>
          </table:table-cell>
          <table:table-cell office:value-type="string" calcext:value-type="string">
            <text:p>MANUEL PERERA</text:p>
          </table:table-cell>
          <table:table-cell table:style-name="ce1" office:value-type="string" calcext:value-type="string">
            <text:p>Parece más un criterio que debería revisar la intervención.<text:span text:style-name="T7">Estimamos que esta revisión no forma parte de nuestras competencias</text:span></text:p>
          </table:table-cell>
          <table:table-cell office:value-type="string" calcext:value-type="string">
            <text:p>NO</text:p>
          </table:table-cell>
        </table:table-row>
        <table:table-row table:style-name="ro26">
          <table:table-cell office:value-type="string" calcext:value-type="string">
            <text:p>S35</text:p>
          </table:table-cell>
          <table:table-cell table:style-name="ce1" office:value-type="string" calcext:value-type="string">
            <text:p>REVISIÓN FORMAL PREVIA: REVISIÓN DE CONTRATOS DERIVADOS (PRORROGAS, ENCOMINEDAS DE GESTIÓN, MODIFICADOS)</text:p>
          </table:table-cell>
          <table:table-cell office:value-type="string" calcext:value-type="string">
            <text:p>Sobre revisiones formales relacionadas con contrataciones derivadas de encomiendas y prórrogas </text:p>
          </table:table-cell>
          <table:table-cell table:style-name="ce1" office:value-type="string" calcext:value-type="string">
            <text:p>En caso de que la contratación se realice al amparo o atendiendo a la existencia de una <text:span text:style-name="T1">encomienda de gestión</text:span>, en la MJ se deberá expresar la denominación completa de la encomienda, su fecha de inicio y fin y el número de expediente INFOCOR correspondiente a la solicitud de informe para la misma.</text:p>
            <text:p>Ello, también en el caso de una <text:span text:style-name="T1">prórroga</text:span>. En caso de prórroga, en la MJ se deberá expresar los datos completos del contrato que se pretende prorrogar: denominación, fecha de inicio y fin, importe de adjudicación y empresa adjudicataria. Asimismo, el número de expediente INFOCOR correspondiente a la solicitud de informe para el contrato original.</text:p>
            <text:p/>
            <text:p/>
          </table:table-cell>
          <table:table-cell office:value-type="string" calcext:value-type="string">
            <text:p>tras consenso con los Coordinadores</text:p>
          </table:table-cell>
          <table:table-cell table:style-name="ce1" office:value-type="string" calcext:value-type="string">
            <text:p>Este criterio se venía aplicando, pero por un lapsus no estaba incluido en la Guía. Lo incluimos añadiendo idéntica condición para los modificados. </text:p>
            <text:p>Deberíamos valorar también si exigir que incluyan la resolución de la encomienda. Puede ser que en algunos casos la empresa instrumental desconozca el número de la solicitud.No obstante debería evaluarse si estas actuaciones están dentro del  ámbito de nuestras competencias ya que no ibamos a entrar en aspectos legales</text:p>
          </table:table-cell>
          <table:table-cell office:value-type="string" calcext:value-type="string">
            <text:p>SI</text:p>
          </table:table-cell>
        </table:table-row>
        <table:table-row table:style-name="ro27">
          <table:table-cell office:value-type="string" calcext:value-type="string">
            <text:p>S36</text:p>
          </table:table-cell>
          <table:table-cell office:value-type="string" calcext:value-type="string">
            <text:p>REVISIÓN FORMAL PREVIA</text:p>
          </table:table-cell>
          <table:table-cell office:value-type="string" calcext:value-type="string">
            <text:p>Sobre la identificación de los firmantes de los documentos que forman parte del expediente</text:p>
          </table:table-cell>
          <table:table-cell table:style-name="ce1" office:value-type="string" calcext:value-type="string">
            <text:p>En la MJ y en el PPT se deberá expresar el cargo o puesto de trabajo de la persona firmante. Aquellas solicitudes de informes en los cuales se aporten documentos firmados pero sin indicar el cargo o puesto de trabajo de las personas firmantes, deberían en consecuencia ser puestas en subsanación directamente. NOTA: La casuísica expresada es habitual en el caso de la entidad SANDETEL.</text:p>
          </table:table-cell>
          <table:table-cell office:value-type="string" calcext:value-type="string">
            <text:p>MANUEL PERERA</text:p>
          </table:table-cell>
          <table:table-cell table:style-name="ce2" office:value-type="string" calcext:value-type="string">
            <text:p>Incluimos dicho aspecto en la Guia de Revisión</text:p>
          </table:table-cell>
          <table:table-cell office:value-type="string" calcext:value-type="string">
            <text:p>SI</text:p>
          </table:table-cell>
        </table:table-row>
        <table:table-row table:style-name="ro28">
          <table:table-cell office:value-type="string" calcext:value-type="string">
            <text:p>S37</text:p>
          </table:table-cell>
          <table:table-cell office:value-type="string" calcext:value-type="string">
            <text:p>REVISIONES RELACIONADAS CON ENCOMIENDAS</text:p>
          </table:table-cell>
          <table:table-cell office:value-type="string" calcext:value-type="string">
            <text:p>Sobre el alcance y ámbito de aplicación de los trabajos derivados de una encomienda</text:p>
          </table:table-cell>
          <table:table-cell table:style-name="ce1" office:value-type="string" calcext:value-type="string">
            <text:p>En el caso de contratos amparados por encomiendas de gestión, <text:span text:style-name="T1">NO se admitirán cláusulas o referencias, ni en la MJ ni en el PPT, sobre que el ámbito de los trabajos, su alcance, etc. pueda extenderse a otros diferentes para el cual se justifica la contratación, ni lógicamente a otras encomiendas e incluso otras Consejerías y/o entidades dependientes de la Consejería que realizó la encomienda</text:span>. NOTA: Esta casuística se observa con cierta frecuencia en el caso de la entidad SANDETEL.</text:p>
            <text:p/>
          </table:table-cell>
          <table:table-cell office:value-type="string" calcext:value-type="string">
            <text:p>MANUEL PERERA</text:p>
          </table:table-cell>
          <table:table-cell table:style-name="ce1" office:value-type="string" calcext:value-type="string">
            <text:p>Pensamos que este es un tema sobre el que habrá que elevar consulta al Director General y los Coordinadores. Una de las ventajas que se pueden derivar de concentrar contrataciones de bienes y servicios a través de SANDETEL radica en que se puede reaprovechar estructuras ya creadas, y obtener economias de escala. Un ejemplo de estos beneficios lo podemos ver en el CEIS, que con la misma infraestructura puede dar servicio a varias encomiendas. Si es cierto que se puede intentar reglar mejor este funcionamiento, mediante la declaración corporativa de ciertos servicios prestados a través de encomienda y su inclusión en el catálogo de servicios telemáticos.</text:p>
          </table:table-cell>
          <table:table-cell office:value-type="string" calcext:value-type="string">
            <text:p>NO</text:p>
          </table:table-cell>
        </table:table-row>
        <table:table-row table:style-name="ro29">
          <table:table-cell office:value-type="string" calcext:value-type="string">
            <text:p>S38</text:p>
          </table:table-cell>
          <table:table-cell office:value-type="string" calcext:value-type="string">
            <text:p>REVISIÓN FORMAL PREVIA</text:p>
          </table:table-cell>
          <table:table-cell table:style-name="Default" office:value-type="string" calcext:value-type="string">
            <text:p>Sobre la revisión formal previa</text:p>
          </table:table-cell>
          <table:table-cell table:style-name="ce1" office:value-type="string" calcext:value-type="string">
            <text:p>No comparto lo expresado en el documento recibido sobre la no necesidad de realizar la revisión formal previa o bien que la misma, como parece se da a entender, ya no se realizaría de manera centralizada sino distribuida en las diferentes unidades de la Dirección General. En mi opinión, la revisión formal es necesaria (véanse las consideraciones anteriores) y por motivos de homogeneización y posibilidad efectiva de cumplimiento de directrices, debería realizarse de manera centralizada.</text:p>
          </table:table-cell>
          <table:table-cell office:value-type="string" calcext:value-type="string">
            <text:p>MANUEL PERERA</text:p>
          </table:table-cell>
          <table:table-cell table:style-name="ce1" office:value-type="string" calcext:value-type="string">
            <text:p>Lo cierto es que actualmente no existen recursos para realizar dicha revisión de forma centralizada, por lo que mientras persista esta situación la revisión formal <text:s/>debe ser realizada por los técnicos encargados de la revisión técnica.</text:p>
          </table:table-cell>
          <table:table-cell office:value-type="string" calcext:value-type="string">
            <text:p>NO</text:p>
          </table:table-cell>
        </table:table-row>
        <table:table-row table:style-name="ro30">
          <table:table-cell office:value-type="string" calcext:value-type="string">
            <text:p>S39</text:p>
          </table:table-cell>
          <table:table-cell office:value-type="string" calcext:value-type="string">
            <text:p>CORRECCIÓN DE ESTILO</text:p>
          </table:table-cell>
          <table:table-cell office:value-type="string" calcext:value-type="string">
            <text:p>Sobre la inclusión de revisiones que requieran un juicio de valor por parte de los técnicos asignados</text:p>
          </table:table-cell>
          <table:table-cell table:style-name="ce1" office:value-type="string" calcext:value-type="string">
            <text:p>En el documento recibido se observan expresiones como "el importe debe ser proporcionado", "Se recomendará, siempre que sea posible", "precio admisible", "En la medida de lo posible", "perfiles excesivamente concentrados", "proporción razonable", etc. Se trata de redacciones que se prestan a interpretaciones personales y diversas de toda índole que en mi opinión dificultan sobremanera, o incluso imposibilitan, su aplicación efectiva en un marco de homogeneización. En todo caso, con seguridad impulsarían la posibilidad de que desde una Consejería o entidad se expresara que en el pasado, una redacción similar en el pliego fue admitida (por ejemplo, al haber sido el expediente gestionado por una unidad diferente de la Dirección General) pero ahora resulta que no lo es, etc.</text:p>
          </table:table-cell>
          <table:table-cell office:value-type="string" calcext:value-type="string">
            <text:p>MANUEL PERERA</text:p>
          </table:table-cell>
          <table:table-cell table:style-name="ce1" office:value-type="string" calcext:value-type="string">
            <text:p>Siendo deseable tener el máximo grado de homogeneización, y disponer de unos criterios de revisión lo más tasados posibles, pensamos que en ocasiones no se puede evitar que el técnico revisar deba emitir un juicio de valor, de la misma forma que sucede en la valoración de proposiciones de las licitaciones. No obstante, intentaremos seguir avanzando en la línea de reducir al máximo estas casuísticas.</text:p>
          </table:table-cell>
          <table:table-cell office:value-type="string" calcext:value-type="string">
            <text:p>NO</text:p>
          </table:table-cell>
        </table:table-row>
        <table:table-row table:style-name="ro31">
          <table:table-cell office:value-type="string" calcext:value-type="string">
            <text:p>S40</text:p>
          </table:table-cell>
          <table:table-cell office:value-type="string" calcext:value-type="string">
            <text:p>REVISIONES RELACIONADAS CON EL IMPORTE.</text:p>
          </table:table-cell>
          <table:table-cell office:value-type="string" calcext:value-type="string">
            <text:p>Sobre las revisiones relacionadas con el importe de licitación</text:p>
          </table:table-cell>
          <table:table-cell table:style-name="ce1" office:value-type="string" calcext:value-type="string">
            <text:p>En mi opinión, la revisión a realizar de las solicitudes no debería incluir aspectos relativos al importe, asunto que reside claramente en el ámbito de</text:p>
            <text:p>responsabilidad de las Consejerías y entidades contratantes y, de manera lógica, en los controles y "filtros" internos que tienen la competencia y</text:p>
            <text:p>obligación de establecer.</text:p>
          </table:table-cell>
          <table:table-cell office:value-type="string" calcext:value-type="string">
            <text:p>MANUEL PERERA</text:p>
          </table:table-cell>
          <table:table-cell table:style-name="ce1" office:value-type="string" calcext:value-type="string">
            <text:p>Lo cierto es que si bien el alcance y profundidad de los trabajos a realizar responde a necesidades de las que son competentes los organismos impulsores de la contratación, no es menos cierto que <text:span text:style-name="T1">existen factores relacionados con el precio que son horizontales, comunes a todas las contrataciones TIC, y sobre las que en la Junta de Andalucía debería existir homogeneidad, y probablemente una política común</text:span>. Así, por ejemplo, el precio unitario de un determinado perfil profesional TIC (1 hora de programador junior Java) debería mantenerse dentro de unos intervalos, pudiendo causar cierto escándalo en la opinión pública la adopción de un precio muy superior que no esté justificada.</text:p>
          </table:table-cell>
          <table:table-cell office:value-type="string" calcext:value-type="string">
            <text:p>NO</text:p>
          </table:table-cell>
        </table:table-row>
        <table:table-row table:style-name="ro32">
          <table:table-cell office:value-type="string" calcext:value-type="string">
            <text:p>S41</text:p>
          </table:table-cell>
          <table:table-cell office:value-type="string" calcext:value-type="string">
            <text:p>REVISIONES RELACIONADAS CON EL IMPORTE.</text:p>
          </table:table-cell>
          <table:table-cell office:value-type="string" calcext:value-type="string">
            <text:p>Sobre el desglose y justificación de los importes de contratación.</text:p>
          </table:table-cell>
          <table:table-cell table:style-name="ce1" office:value-type="string" calcext:value-type="string">
            <text:p>No se entiende qué se pretende, en el proceso de emisión de informes, cuando se indica que "Se recomendará, siempre que sea posible, que el presupuesto TIC del contrato deberá estar justificado adecuadamente, en base a la identificación de precios unitarios... O bien, cuando es a tanto alzado el coste de las tareas a realizar". Se trata de un asunto que lógicamente no puede corresponder al<text:span text:style-name="T1"> ámbito de una recomendación</text:span>, la cual por otra parte podrá o no ser aceptada por la otra parte. En mi opinión, lo adecuado sería es que una decisión de esta naturaleza, que afectaría de manera importante a la contratación TIC, <text:span text:style-name="T1">fuera comunicada preliminarmente a las Consejerías y entidades</text:span>. En ningún caso puede quedar en una interpretación tan difusa como una "recomendación" y además "siempre que sea posible".</text:p>
          </table:table-cell>
          <table:table-cell office:value-type="string" calcext:value-type="string">
            <text:p>MANUEL PERERA</text:p>
          </table:table-cell>
          <table:table-cell table:style-name="ce1" office:value-type="string" calcext:value-type="string">
            <text:p>Estamos de acuerdo en que lo ideal sería incluir siempre criterios deterministas, que no requieran de la aplicación de un juicio de valor. No obstante, queremos poner de manifiesto que en ocasiones esto no es posible. Ponemos como ejemplo el propio texto refundido de la Ley de Contratos (RD 3/2011), que en su artículo 117 Principios para la elaboración de prescripciones técnicas, establece:</text:p>
            <text:p> 1. Las prescripciones técnicas se definirán, <text:span text:style-name="T1">en la medida de lo posible</text:span>, teniendo en cuenta criterios de accesibilidad universal y de diseño para todos, (….) <text:span text:style-name="T1">De no ser posible</text:span> definir las prescripciones técnicas teniendo en cuenta criterios de accesibilidad universal y de diseño para todos, <text:span text:style-name="T1">deberá motivarse suficientemente esta circunstancia</text:span>.</text:p>
            <text:p/>
            <text:p>Pensamos que  es suficiente con indicar  el importe total del presupuesto TIC, sino que este importe debe venir desglosado, y se debe especificar cómo se ha realizado la determinación del precio (tanto alzado o precios unitarios), partiendo de la base de que el precio es un elemento de la política TIC. De no ser posible, los pliegos deben justificarlo. Este es un principio básico de la Ley de Contratos, que aparece recogido en el artículo 87.2 del Texto Refundido: “2. El precio del contrato podrá formularse tanto en términos de precios unitarios referidos a los distintos componentes de la prestación o a las unidades de la misma que se entreguen o ejecuten, como en términos de precios aplicables a tanto alzado a la totalidad o a parte de las prestaciones del contrato....” Por lo tanto, el impacto de esta revisión sobre la contratación es mínimo, y no es necesario publicitarlo pues lo recoge una Ley. Se trata de una medida para garantizar la calidad de los pliegos TIC, y mejorar la determinación del objeto del contrato.</text:p>
          </table:table-cell>
          <table:table-cell office:value-type="string" calcext:value-type="string">
            <text:p>NO</text:p>
          </table:table-cell>
        </table:table-row>
        <table:table-row table:style-name="ro29">
          <table:table-cell office:value-type="string" calcext:value-type="string">
            <text:p>S42</text:p>
          </table:table-cell>
          <table:table-cell office:value-type="string" calcext:value-type="string">
            <text:p>REVISIONES RELACIONADAS CON EL IMPORTE.</text:p>
          </table:table-cell>
          <table:table-cell office:value-type="string" calcext:value-type="string">
            <text:p>Sobre el cuadro de tarifas máximas</text:p>
          </table:table-cell>
          <table:table-cell table:style-name="ce1" office:value-type="string" calcext:value-type="string">
            <text:p>El establecimiento de tarifas máximas para la contratación TIC en la Junta de Andalucía, en mi opinión, no puede materializarse por vía de hecho en el ámbito del proceso de emisión de informes, sino que debe ser aprobada formalmente, con principios de publicidad, de manera similar a como se ha realizado en otras Administraciones Públicas.</text:p>
          </table:table-cell>
          <table:table-cell office:value-type="string" calcext:value-type="string">
            <text:p>MANUEL PERERA</text:p>
          </table:table-cell>
          <table:table-cell table:style-name="ce1" office:value-type="string" calcext:value-type="string">
            <text:p>Lo cierto es que lo indicado en la Guía no va en contra de esta sugerencia. El documento indica que en el futuro se elaborará un cuadro de tarifas máximas de referencia, tarifas que, como el resto del contenido de la Guía, cuando se aprueben formalmente serán publicitadas y para las que podrá existir exceciones con la debida justificación, en cuyo caso el técnico encargado de la revisión deberá aplicar un juicio de valor para determinar si ésta justificación es o no valida. </text:p>
          </table:table-cell>
          <table:table-cell office:value-type="string" calcext:value-type="string">
            <text:p>SI</text:p>
          </table:table-cell>
        </table:table-row>
        <table:table-row table:style-name="ro29">
          <table:table-cell office:value-type="string" calcext:value-type="string">
            <text:p>S43</text:p>
          </table:table-cell>
          <table:table-cell office:value-type="string" calcext:value-type="string">
            <text:p>REVISIONES SOBRE LOS CRITERIOS DE VALORACIÓN</text:p>
          </table:table-cell>
          <table:table-cell office:value-type="string" calcext:value-type="string">
            <text:p>Sobre la comprobación de la corrección de fórmulas en los criterios de valoración</text:p>
          </table:table-cell>
          <table:table-cell table:style-name="ce1" office:value-type="string" calcext:value-type="string">
            <text:p>No comparto lo expresado en el documento sobre que "Cuando existan fórmulas debe comprobarse su corrección". Se trata de una comprobación onerosa y hasta dificultosa, claramente no relacionada con las competencias de Política informática, y que debe residir en el ámbito de responsabilidad de la Consejería o entidad contratante.</text:p>
            <text:p/>
          </table:table-cell>
          <table:table-cell office:value-type="string" calcext:value-type="string">
            <text:p>MANUEL PERERA</text:p>
          </table:table-cell>
          <table:table-cell office:value-type="string" calcext:value-type="string">
            <text:p>Compartimos la apreciación</text:p>
          </table:table-cell>
          <table:table-cell office:value-type="string" calcext:value-type="string">
            <text:p>SI</text:p>
          </table:table-cell>
        </table:table-row>
        <table:table-row table:style-name="ro33">
          <table:table-cell office:value-type="string" calcext:value-type="string">
            <text:p>S44</text:p>
          </table:table-cell>
          <table:table-cell office:value-type="string" calcext:value-type="string">
            <text:p>REVISIONES SOBRE LOS CRITERIOS DE VALORACIÓN</text:p>
          </table:table-cell>
          <table:table-cell office:value-type="string" calcext:value-type="string">
            <text:p>Sobre las revisiones relacionadas con los criterios de valoración</text:p>
          </table:table-cell>
          <table:table-cell table:style-name="ce1" office:value-type="string" calcext:value-type="string">
            <text:p>Idem respecto de "Los criterios de valoración deben ser significativos y contribuir a la consecución de los objetivos". Cabe entender qué se refiere a los objetivos de la Consejería o entidad contratante, la cual, es lógico, es la que mejor puede valorar y establecer criterios de valoración para ello, siendo además su responsabilidad. Ello, salvo que por nuestra parte pudieran detectarse "aberraciones", redacciones poco inteligibles y errores manifiestos.</text:p>
            <text:p/>
          </table:table-cell>
          <table:table-cell office:value-type="string" calcext:value-type="string">
            <text:p>MANUEL PERERA</text:p>
          </table:table-cell>
          <table:table-cell office:value-type="string" calcext:value-type="string">
            <text:p>Compartimos la apreciación</text:p>
          </table:table-cell>
          <table:table-cell office:value-type="string" calcext:value-type="string">
            <text:p>SI</text:p>
          </table:table-cell>
        </table:table-row>
        <table:table-row table:style-name="ro34">
          <table:table-cell office:value-type="string" calcext:value-type="string">
            <text:p>S45</text:p>
          </table:table-cell>
          <table:table-cell office:value-type="string" calcext:value-type="string">
            <text:p>REVISIONES RELACIONADAS CON LOS CRITERIOS DE SOLVENCIA</text:p>
          </table:table-cell>
          <table:table-cell office:value-type="string" calcext:value-type="string">
            <text:p>Sobre la exigencia de certificaciones en los criterios de solvencia técnica</text:p>
          </table:table-cell>
          <table:table-cell table:style-name="ce1" office:value-type="string" calcext:value-type="string">
            <text:p>En el documento recibido se observa lo siguiente: "En la medida de lo posible y dependiendo de la cuantía del contrato deben exigirse certificaciones que permitan asegurar la calidad de los trabajos". Es manifiesta la dificultad de interpretación, valoración y aplicación efectiva de esta exigencia. Se trata de un asunto que a mi entender no debe residir en el ámbito subjetivo de la unidad de la Dirección General que interviene en el proceso de emisión de informes, sino que se trataría de un asunto en el ámbito general de la Política informática, que afectaría de manera importante a la contratación TIC, y que debería ser comunicada preliminarmente a las Consejerías y entidades. Entraríamos asimismo al complejo ámbito de las certificaciones que se considerarían, o no, admisibiles, máxime cuando dichas certificaciones son emitidas, en la práctica totalidad de los casos, por entidades privadas, existiendo una no desdeñable casuística de no homogeneización al respecto. En mi opinión, una aplicación generalizada de esta naturaleza bien podría conducir al efecto contrario que se propone y podría motivar, finalmente, el establecimiento de criterios de solvencia de índole muy restringida y Particularizada.</text:p>
          </table:table-cell>
          <table:table-cell office:value-type="string" calcext:value-type="string">
            <text:p>MANUEL PERERA</text:p>
          </table:table-cell>
          <table:table-cell table:style-name="ce2" office:value-type="string" calcext:value-type="string">
            <text:p>Se realiza una propuesta que intente paliar lo comentado</text:p>
          </table:table-cell>
          <table:table-cell office:value-type="string" calcext:value-type="string">
            <text:p>SI</text:p>
          </table:table-cell>
        </table:table-row>
        <table:table-row table:style-name="ro35">
          <table:table-cell office:value-type="string" calcext:value-type="string">
            <text:p>S46</text:p>
          </table:table-cell>
          <table:table-cell office:value-type="string" calcext:value-type="string">
            <text:p>REVISIONES RELACIONADAS CON LOS CRITERIOS DE SOLVENCIA</text:p>
          </table:table-cell>
          <table:table-cell office:value-type="string" calcext:value-type="string">
            <text:p>Sobre la dedicación requerida en la solvencia técnica</text:p>
          </table:table-cell>
          <table:table-cell table:style-name="ce1" office:value-type="string" calcext:value-type="string">
            <text:p>Es manifiesta la dificultad de interpretación, valoración y aplicación efectiva de la exigencia "Debe incorporarse un mínimo de dedicación...". El</text:p>
            <text:p>establecimiento de dedicaciones es un asunto que en mi opinión reside en la Consejería o entidad contratante y respecto del cual no procedería</text:p>
            <text:p>pronunciamiento por nuestra parte.</text:p>
          </table:table-cell>
          <table:table-cell office:value-type="string" calcext:value-type="string">
            <text:p>MANUEL PERERA</text:p>
          </table:table-cell>
          <table:table-cell table:style-name="ce2" office:value-type="string" calcext:value-type="string">
            <text:p>Creemos que una propuesta <text:s/>coherente en las dedicaciones no supone problemas de interpretación. Le damos una vuelta a la redacción del parrafo</text:p>
          </table:table-cell>
          <table:table-cell office:value-type="string" calcext:value-type="string">
            <text:p>NO</text:p>
          </table:table-cell>
        </table:table-row>
        <table:table-row table:style-name="ro36">
          <table:table-cell office:value-type="string" calcext:value-type="string">
            <text:p>S47</text:p>
          </table:table-cell>
          <table:table-cell table:style-name="ce1" office:value-type="string" calcext:value-type="string">
            <text:p>REVISIONES PARA GARANTIZAR LA MÁXIMA CONCURRENCIA / REVISIONES DE CORRECCIÓN CONTRACTUAL</text:p>
          </table:table-cell>
          <table:table-cell office:value-type="string" calcext:value-type="string">
            <text:p>Sobre la unicidad del fabricante</text:p>
          </table:table-cell>
          <table:table-cell table:style-name="ce1" office:value-type="string" calcext:value-type="string">
            <text:p>No considero adecuado el que con carácter general se incorporen, en los casos en que se citan marcas y productos concretos, expresiones relativas a su sustitución por un producto equivalente, como es el caso que se cita como ejemplo: "renovación del mantenimiento de licencias Citrix o sustitución de la plataforma Citrix por un producto equivalente y mantenimiento de dicho producto".</text:p>
            <text:p>En mi opinión, para los órganos contratantes, la incoporación obligada de este tipo de cláusulas supondría un perjucio muy considerable, ya que se entraría a cuestiones tan subjetivas y "difusas" como qué es un producto equivalente, cuál lo es y cuál no y en qué medida, etc. que podrían conllevar un incremento de la litigiosidad, reclamaciones de empresas que se sientan perjudicadas porque entienden que su producto es equivalente, etc. Mi parecer es que los controles deben centrarse sobre el suministro inicial de un producto. Una vez realizado el mismo, digamos que "va de suyo" el mantenimiento posterior siendo, en todo caso, responsabilidad de la Consejería o entidad contratante estimar si procede, o está preparada, para su sustitución por otro que pudiera ser equivalente. En resumen: una vez materializado (debidamente) el suministro de un producto-software-licencia, de ello se deriva su mantenimiento operativo en el tiempo en tanto se considere necesario por la entidad contratante. Ello, sin perjucio de que se puedan introducir, para el suministro inicial, criterios de sostenibilidad económica, por ejemplo, un plan-compromiso de precios para un determinado número de años por parte de la empresa suministradora, etc.</text:p>
          </table:table-cell>
          <table:table-cell office:value-type="string" calcext:value-type="string">
            <text:p>MANUEL PERERA</text:p>
          </table:table-cell>
          <table:table-cell table:style-name="ce1" office:value-type="string" calcext:value-type="string">
            <text:p>Compartimos esta apreciación, no obstante, esta revisión se ha incluido en la Guía porque es necesario dar cumplimiento al artículo 117.8 del texto refundido de la Ley de Contratos, que establece:</text:p>
            <text:p>“Salvo que lo justifique el objeto del contrato, las especificaciones técnicas no podrán mencionar una fabricación o una procedencia determinada o un procedimiento concreto, ni hacer referencia a una marca, a una patente o a un tipo, a un origen o a una producción determinados con la finalidad de favorecer o descartar ciertas empresas o ciertos productos. <text:span text:style-name="T1">Tal mención o referencia se autorizará, con carácter excepcional, en el caso en que no sea posible hacer una descripción lo bastante precisa e inteligible del objeto del contrato en aplicación de los apartados 3 y 4 de este artículo y deberá ir acompañada de la mención «o equivalente».”</text:span></text:p>
            <text:p/>
            <text:p>Este artículo reproduce el 23.8 de la Directiva 2004/18. La Jurisdicción Europea se ha venido pronunciando en el sentido de que para consignar una marca en los PPT, han de cumplirse 3 requisitos que deberán justificarse en el expediente:</text:p>
            <text:p>1. que lo justifique el objeto del contrato. Esta justificación debe motivarse técnicamente y de modo preciso en el expediente. </text:p>
            <text:p>2. que las especificaciones técnicas no puedan ser descritas de modo preciso o inteligible para los interesados.</text:p>
            <text:p>3.  que se haga constar junto a la referencia de la marca la mención “o equivalente”.</text:p>
            <text:p/>
            <text:p>El articulo 70 del Reglamento 1098/2001, en vigor, exhime de este requisito a ampliaciones de equipos para evitar la adquisición de productos incompatibles con los existentes:  <text:span text:style-name="T1">Excepción a la prohibición de indicar origen, producción, marcas patentes o tipos de bienes</text:span>:  se exceptúan de la prohibición contenida en el mismo los suministros de material para mantenimiento, repuesto o reemplazo de equipos ya existentes, o cuando la contratación implique soportar costes o dificultades técnicas desproporcionadas.</text:p>
            <text:p/>
            <text:p/>
            <text:p/>
          </table:table-cell>
          <table:table-cell office:value-type="string" calcext:value-type="string">
            <text:p>SI</text:p>
          </table:table-cell>
        </table:table-row>
        <table:table-row table:style-name="ro34">
          <table:table-cell office:value-type="string" calcext:value-type="string">
            <text:p>S48</text:p>
          </table:table-cell>
          <table:table-cell table:style-name="ce1" office:value-type="string" calcext:value-type="string">
            <text:p>REVISIONES EN RELACIÓN A LA POLÍTICA DE ADQUISICIÓN DE LICENCIAS O SU RENOVACIÓN</text:p>
          </table:table-cell>
          <table:table-cell office:value-type="string" calcext:value-type="string">
            <text:p>Sobre la renovación de licencias de software</text:p>
          </table:table-cell>
          <table:table-cell table:style-name="ce1" office:value-type="string" calcext:value-type="string">
            <text:p><text:s/>Lo anterior, también en el caso de lo observado en el primer ítem del apartado 6.3.2.5 del documento recibido, sobre que en la renovación de licencias "de importe elevado" se debe "justificar la alternativa continuista frente a otras más económicas en pago de licencias, considerando siempre los costes de migración y adaptación". Vuelve a resultar de consideración la problemática en materia de productos equivalentes, etc. Asimismo, la materialización efectiva de esta cláusula resultaría técnicamente muy compleja y también costosa, y obligaría a las unidades de la Dirección General a la valoración de la justificación que aportaran las Consejerías y entidades, asunto que bien pudiera resultar "polémico" y desgraciadamente intrascendente en la práctica, toda vez que la solicitud de informe se cursará en condiciones temporales en las cuales la posibilidad efectiva, por las habituales premuras, de emitir informe desfavorable, sea muy reducida.</text:p>
          </table:table-cell>
          <table:table-cell office:value-type="string" calcext:value-type="string">
            <text:p>MANUEL PERERA</text:p>
          </table:table-cell>
          <table:table-cell table:style-name="ce1" office:value-type="string" calcext:value-type="string">
            <text:p>Conforme a lo indicado en otros comentarios sobre esta revisión, modificaremos la redacción de la Guía centrando el foco en la justificación de la adquisición de licencias, por no existir alternativas libres o de inferior precio, <text:s/>y en el inventario y caracterización de dichas licencias.</text:p>
          </table:table-cell>
          <table:table-cell office:value-type="string" calcext:value-type="string">
            <text:p>SI</text:p>
          </table:table-cell>
        </table:table-row>
        <table:table-row table:style-name="ro37">
          <table:table-cell office:value-type="string" calcext:value-type="string">
            <text:p>S49</text:p>
          </table:table-cell>
          <table:table-cell table:style-name="ce1" office:value-type="string" calcext:value-type="string">
            <text:p>REVISIONES PARA GARANTIZAR LA MÁXIMA CONCURRENCIA</text:p>
          </table:table-cell>
          <table:table-cell office:value-type="string" calcext:value-type="string">
            <text:p>Apartado 6.3.2.3 6.3.2.3. Sobre la composición y dedicación de los trabajos técnicos</text:p>
          </table:table-cell>
          <table:table-cell table:style-name="ce1" office:value-type="string" calcext:value-type="string">
            <text:p>Es manifiesta la dificultad de interpretación, valoración y aplicación efectiva de lo dispuesto en el apartado 6.3.2.3 del documento sobre la idoneidad de los perfiles, que guarden una "proporción razonable", que no estén "excesivamente concentrados", etc. Se trata de un asunto que a mi entender reside de manera clara, con la consiguiente responsabilidad, en la</text:p>
            <text:p>Consejería o entidad contratante, y no cabría pronunciamiento al respecto por nuestra parte salvo en caso de errores manifiestos, ininteligibilidad, etc.</text:p>
            <text:p/>
            <text:p>Lo anterior se ve manifiestamente dificultado por el hecho de que, al menos en mi conocimiento, en el ámbito de la Política informática de la Junta de Andalucía no se ha adoptado un modelo o especificación formal de perfiles TIC para la contratación. Por tanto, en la práctica, las Consejerías y entidades disponen de plena libertad para la denominación de los perfiles, etc.</text:p>
            <text:p>Desde el punto de vista de la Política informática de la Junta de Andalucía, sería procedente establecer la obligatoriedad de que los perfiles expresados en las memorias y pliegos se ajustaran a un modelo o especificación formal y pública de los mismos, algo que debería ser comunicado preliminarmente a las Consejerías y entidades.</text:p>
            <text:p/>
          </table:table-cell>
          <table:table-cell office:value-type="string" calcext:value-type="string">
            <text:p>MANUEL PERERA</text:p>
          </table:table-cell>
          <table:table-cell table:style-name="ce1" office:value-type="string" calcext:value-type="string">
            <text:p>En relación a la definición de un modelo de perfiles TIC, la AGE publicó en 1999 el Modelo de Referencia de Funciones Informáticas para la Contratación (MRFI-C), como parte de las Guías SILICE, que podría ser considerado como la principal referencia en el campo. No obstante, compartimos la opinión sobre la procedencia de definir un modelo o especificación formal pública desde el punto de vista de la Política Informática de la Junta de Andalucía. No obstante, en relación a lo que se pretende con esta revisión, garantizar la máxima concurrencia impidiendo que esta quede menoscabada mediante la solicitud de perfiles y composiciones de equipo de trabajo desproporcionados, pensamos que los técnicos revisores deben aplicar un juicio de valor en este sentido, si acaso en relación al presupuesto de licitación.</text:p>
          </table:table-cell>
          <table:table-cell office:value-type="string" calcext:value-type="string">
            <text:p>NO</text:p>
          </table:table-cell>
        </table:table-row>
        <table:table-row table:style-name="ro38">
          <table:table-cell office:value-type="string" calcext:value-type="string">
            <text:p>S50</text:p>
          </table:table-cell>
          <table:table-cell office:value-type="string" calcext:value-type="string">
            <text:p>REVISIONES EN RELACIÓN A LA POLÍTICA DE REUTILIZACIÓN</text:p>
          </table:table-cell>
          <table:table-cell office:value-type="string" calcext:value-type="string">
            <text:p>Sobre la reutilización de desarrollos existentes</text:p>
          </table:table-cell>
          <table:table-cell table:style-name="ce1" office:value-type="string" calcext:value-type="string">
            <text:p>Comparto plenamente lo indicado en el primer ítem del apartado 6.3.2.4, en la línea de lo propuesto por mi parte mediante mensaje de correo electrónico de fecha 6 de abril, si bien desde una perspectiva parcial, toda vez que la citada propuesta tiene un mayor ámbito y alcance en esta materia.</text:p>
            <text:p>En todo caso, pienso que debería comunicarse preliminarmente a las Consejerías y entidades que, en los casos de contratación del desarrollo de un nuevo sistema de información o herramienta informática, deberá justificarse la no incorporación de las funcionalidades precisas a otro sistema o herramienta ya existente en la Consejería o entidad.</text:p>
          </table:table-cell>
          <table:table-cell office:value-type="string" calcext:value-type="string">
            <text:p>MANUEL PERERA</text:p>
          </table:table-cell>
          <table:table-cell office:value-type="string" calcext:value-type="string">
            <text:p>No aplica </text:p>
          </table:table-cell>
          <table:table-cell office:value-type="string" calcext:value-type="string">
            <text:p>NO</text:p>
          </table:table-cell>
        </table:table-row>
        <table:table-row table:style-name="ro29">
          <table:table-cell office:value-type="string" calcext:value-type="string">
            <text:p>S51</text:p>
          </table:table-cell>
          <table:table-cell office:value-type="string" calcext:value-type="string">
            <text:p>CORRECCIÓN DE ESTILO</text:p>
          </table:table-cell>
          <table:table-cell office:value-type="string" calcext:value-type="string">
            <text:p>Sobre el modelo de informe del técnico</text:p>
          </table:table-cell>
          <table:table-cell table:style-name="ce1" office:value-type="string" calcext:value-type="string">
            <text:p>En el "Modelo de informe del técnico" (apartado 13 del documento recibido)</text:p>
            <text:p>sugiero que la expresión "no se detectan impedientos que impidan..." debiera sustituirse por "no se detectan impedimentos técnicos que impidan..." como necesaria precisión del ámbito y alcance en el cual se emite el informe.</text:p>
          </table:table-cell>
          <table:table-cell office:value-type="string" calcext:value-type="string">
            <text:p>MANUEL PERERA</text:p>
          </table:table-cell>
          <table:table-cell table:style-name="ce1" office:value-type="string" calcext:value-type="string">
            <text:p>La versión de plantilla que se está empleando actualmente ya incorpora esta sugerencia. Procedemos a actualizar la plantilla incluida en el documento de la Guía de Revisión.</text:p>
          </table:table-cell>
          <table:table-cell office:value-type="string" calcext:value-type="string">
            <text:p>SI</text:p>
          </table:table-cell>
        </table:table-row>
        <table:table-row table:style-name="ro39">
          <table:table-cell office:value-type="string" calcext:value-type="string">
            <text:p>S52</text:p>
          </table:table-cell>
          <table:table-cell table:style-name="ce1" office:value-type="string" calcext:value-type="string">
            <text:p>INCLUIR REVISIÓN SOBRE GESTIÓN ELECTRÓNICA DE PROCEDIMIENTOS</text:p>
          </table:table-cell>
          <table:table-cell office:value-type="string" calcext:value-type="string">
            <text:p>Sobre la gestión electrónica de procedimientos administrativos</text:p>
          </table:table-cell>
          <table:table-cell table:style-name="ce1" office:value-type="string" calcext:value-type="string">
            <text:p>Incorporar en la MJ la siguiente cuestión:</text:p>
            <text:p/>
            <text:p>Gestión electrónica de procedimientos administrativos: [ ] SI [ ] NO</text:p>
            <text:p/>
            <text:p>Si la respuesta es SI, entonces en la MJ se deberá expresar la relación de procedimientos administrativos, según consten en el Registro de Procedimientos Administrativos de la Administración de la Junta de Andalucía.</text:p>
            <text:p/>
            <text:p>Nota: Sería de interés comentar este asunto, o al menos informar del mismo, a la Dirección General de Planificación y Organización de los Servicios Públicos, como órgano responsable del citado Registro.</text:p>
          </table:table-cell>
          <table:table-cell office:value-type="string" calcext:value-type="string">
            <text:p>MANUEL PERERA</text:p>
          </table:table-cell>
          <table:table-cell table:style-name="ce1" office:value-type="string" calcext:value-type="string">
            <text:p>Compartimos la inclusión de esta revisión, pero no el hecho de que la información solicitada se deba incluir en la Memoria Justificativa, cuya finalidad principal no es esa. Proponemos que en su lugar, para este tipo de cuestiones, <text:s/>se apruebe un anexo tipo denominado “Información para la solicitud de informe vinculante”, en el que se indique este cuestionario, y las páginas del PPT en las que se pueden consultar estos procedimientos</text:p>
          </table:table-cell>
          <table:table-cell office:value-type="string" calcext:value-type="string">
            <text:p>SI</text:p>
          </table:table-cell>
        </table:table-row>
        <table:table-row table:style-name="ro40">
          <table:table-cell office:value-type="string" calcext:value-type="string">
            <text:p>S53</text:p>
          </table:table-cell>
          <table:table-cell office:value-type="string" calcext:value-type="string">
            <text:p>INCLUIR REVISIÓN SOBRE REDISEÑO DE PROCEDIMIENTOS</text:p>
          </table:table-cell>
          <table:table-cell office:value-type="string" calcext:value-type="string">
            <text:p>Sobre el rediseño de procedimientos para adaptarlos a su tramitación electrónica</text:p>
          </table:table-cell>
          <table:table-cell table:style-name="ce1" office:value-type="string" calcext:value-type="string">
            <text:p>Incorporar en la MJ la siguiente cuestión:</text:p>
            <text:p/>
            <text:p>Se ha realizado un análisis de rediseño funcional y simplificación que se utilizará para el desarrollo de los trabajos: [ ] SI [ ] NO</text:p>
            <text:p/>
            <text:p>Si la respuesta es NO y en (4) se respondió SI, entonces en el PPT se deberá incorporar el siguiente contenido:</text:p>
            <text:p/>
            <text:p>Para la realización de los trabajos se tendrá en consideración el artículo 34 de la Ley 11/2007, de 22 de junio, de acceso electrónico de los ciudadanos a los Servicios Públicos, en el marco del principio general de simplificación administrativa establecido en el artículo 4.j de la Ley, y de la promoción de la aplicación del principio de simplificación en la presentación de escritos y documentos y en la tramitación de los expedientes que se realicen a través de redes abiertas de telecomunicación, de acuerdo con el artículo 5.4 del Decreto 183/2003, de 24 de junio, por el que se regula la información y atención al ciudadano y la tramitación de procedimientos administrativos por medios electrónicos (Internet). Para ello se considerará el Manual de Simplificación Administrativa y Agilización de Trámites de la Administración de la Junta de Andalucía, aprobado por Orden de 22 de febrero de 2010 (BOJA núm. 52 de 17 de marzo) disponible en la siguiente dirección: https://ws024.juntadeandalucia.es/ae/extra/manualdesimplificacion</text:p>
            <text:p/>
            <text:p>Si la respuesta es SI, entonces en el PPT se deberá expresar que en el desarrollo de los trabajos se atenderá al análisis de rediseño funcional y simplificación ya realizado, el cual se aportará a la empresa adjudicataria como documentación necesaria para la realización de los trabajos.</text:p>
            <text:p/>
          </table:table-cell>
          <table:table-cell office:value-type="string" calcext:value-type="string">
            <text:p>MANUEL PERERA</text:p>
          </table:table-cell>
          <table:table-cell table:style-name="ce1" office:value-type="string" calcext:value-type="string">
            <text:p>Al igual que en el caso de la Gestión Electrónica de procedimientos, pensamos que esta pregunta se debe incluir en un cuestionario anexo “información para la soicitud de informe vinculante”, de tal forma que el técnico encargado de la revisión deberá verificar que, en caso de que en dicho cuestionario se indique que no existe un análisis de rediseño del procedimiento, se incluya la clausula tipo propuesta</text:p>
          </table:table-cell>
          <table:table-cell office:value-type="string" calcext:value-type="string">
            <text:p>SI</text:p>
          </table:table-cell>
        </table:table-row>
        <table:table-row table:style-name="ro41">
          <table:table-cell office:value-type="string" calcext:value-type="string">
            <text:p>S54</text:p>
          </table:table-cell>
          <table:table-cell office:value-type="string" calcext:value-type="string">
            <text:p>NUEVA CLAUSULA TIPO</text:p>
          </table:table-cell>
          <table:table-cell office:value-type="string" calcext:value-type="string">
            <text:p>Sobre la reingenieria de procedimientos</text:p>
          </table:table-cell>
          <table:table-cell table:style-name="ce1" office:value-type="string" calcext:value-type="string">
            <text:p>En los contratos en los que se realice análisis, definición, rediseño o “reingeniería” de procedimientos, en el PPT se deberá incorporar el siguiente contenido:</text:p>
            <text:p/>
            <text:p><text:span text:style-name="T1">La definición de los procedimientos deberá realizarse conforme a los conceptos y términos expresados en el documento Dominio Semántico del Proyecto w@ndA (ISBN 84-688-7845-6) disponible en la web de soporte de administración electrónica de la Junta de Andalucía. La citada web está accesible en la siguiente dirección: http://www.juntadeandalucia.es/haciendayadministracionpublica/ae</text:span></text:p>
          </table:table-cell>
          <table:table-cell office:value-type="string" calcext:value-type="string">
            <text:p>MANUEL PERERA</text:p>
          </table:table-cell>
          <table:table-cell table:style-name="ce3" office:value-type="string" calcext:value-type="string">
            <text:p>Lo incluiremos en la guia </text:p>
          </table:table-cell>
          <table:table-cell office:value-type="string" calcext:value-type="string">
            <text:p>SI</text:p>
          </table:table-cell>
        </table:table-row>
        <table:table-row table:style-name="ro41">
          <table:table-cell office:value-type="string" calcext:value-type="string">
            <text:p>S55</text:p>
          </table:table-cell>
          <table:table-cell office:value-type="string" calcext:value-type="string">
            <text:p>NUEVA CLAUSULA TIPO</text:p>
          </table:table-cell>
          <table:table-cell office:value-type="string" calcext:value-type="string">
            <text:p>Propuesta de claúsula tipo sobre el cumplimiento del Esquema Nacional de Interoperabilidad en lo referente a la Administración Electrónica.</text:p>
          </table:table-cell>
          <table:table-cell table:style-name="ce1" office:value-type="string" calcext:value-type="string">
            <text:p>De otro lado, también podría plantearse la incorporación, en los pliegos de prescripciones técnicas, de referencias expresas a que en la realización de los trabajos se tendrá en consideración el Esquema Nacional de Interoperabilidad en el ámbito de la Administración Electrónica, regulado por el Real Decreto 4/2010, de 8 de enero, y el Esquema Nacional de Seguridad en el ámbito de la Administración Electrónica, regulado por el Real Decreto 3/2010, de 8 de enero.</text:p>
            <text:p/>
            <text:p>Sin embargo, para ello debería tenerse en consideración que bien pudiera suceder que ello fuera digamos "contestado" indicando la falta de ausencia de directrices y soporte corporativo en materia de repositorios electrónicos y software de gestión documental, por ejemplo, o expediente electrónico, y en general la no existencia de ordenación administrativa específica en materia de adecuación y desarrollo de la Ley 11/2007, de 22 de junio, de acceso .electrónico de los Servicios Públicos.</text:p>
          </table:table-cell>
          <table:table-cell office:value-type="string" calcext:value-type="string">
            <text:p>MANUEL PERERA</text:p>
          </table:table-cell>
          <table:table-cell table:style-name="ce1" office:value-type="string" calcext:value-type="string">
            <text:p>Ya existen dos clausulas tipo sobre “Interoperabilidad” y sobre “Seguridad”, que a su vez han sido objeto de críticas y sugerencias. Analizaremos como adecuar las diferentes propuestas.</text:p>
          </table:table-cell>
          <table:table-cell office:value-type="string" calcext:value-type="string">
            <text:p>SI</text:p>
          </table:table-cell>
        </table:table-row>
        <table:table-row table:style-name="ro42">
          <table:table-cell office:value-type="string" calcext:value-type="string">
            <text:p>S56</text:p>
          </table:table-cell>
          <table:table-cell office:value-type="string" calcext:value-type="string">
            <text:p>CORRECCION DE CLAUSULA TIPO</text:p>
          </table:table-cell>
          <table:table-cell office:value-type="string" calcext:value-type="string">
            <text:p>Sobre la claúsula para los sistemas de información relacionados con la Administración Electrónica</text:p>
          </table:table-cell>
          <table:table-cell table:style-name="ce1" office:value-type="string" calcext:value-type="string">
            <text:p>La redacción definitiva de este apartado está pendiente de la consideración que se realice, por parte de los correspondientes responsables, de la propuesta realizada por mi parte mediante mensaje de correo electrónico de fecha 6 de abril. Resulta de especial interés lo propuesto sobre la <text:span text:style-name="T1">obligatoriedad de utilización de la implantación corporativa de la plataforma @firma</text:span>. Asimismo, lo propuesto sobre que en los contratos de desarrollo y mantenimiento de sistemas para  la gestión electrónica de procedimientos, se deberá expresar la relación de tales procedimientos, según consten en el Registro de Procedimientos Administrativos de la Administración de la Junta de Andalucía. (VER SUGERENCIA ANTERIOR)</text:p>
          </table:table-cell>
          <table:table-cell office:value-type="string" calcext:value-type="string">
            <text:p>MANUEL PERERA</text:p>
          </table:table-cell>
          <table:table-cell table:style-name="ce2" office:value-type="string" calcext:value-type="string">
            <text:p>Se incorporarán los aspectos que procedan en la Guía de Revisión</text:p>
          </table:table-cell>
          <table:table-cell office:value-type="string" calcext:value-type="string">
            <text:p>SI</text:p>
          </table:table-cell>
        </table:table-row>
        <table:table-row table:style-name="ro43">
          <table:table-cell office:value-type="string" calcext:value-type="string">
            <text:p>S57</text:p>
          </table:table-cell>
          <table:table-cell office:value-type="string" calcext:value-type="string">
            <text:p>NUEVA CLAUSULA TIPO</text:p>
          </table:table-cell>
          <table:table-cell office:value-type="string" calcext:value-type="string">
            <text:p>Sobre la utilización de certificados electrónicos y firma electrónica</text:p>
          </table:table-cell>
          <table:table-cell table:style-name="ce1" office:value-type="string" calcext:value-type="string">
            <text:p/>
            <text:p/>
            <text:p><text:span text:style-name="T2">En la MJ se deberá incluir el siguiente cuestionario:</text:span></text:p>
            <text:p/>
            <text:p><text:span text:style-name="T2">Utilización de certificados electrónicos y firma electrónica: [ ] SI [ ] NO</text:span></text:p>
            <text:p/>
            <text:p><text:span text:style-name="T3">Si la respuesta es SI, entonces en el PPT se deberá incorporar el siguiente contenido:</text:span></text:p>
            <text:p/>
            <text:p><text:span text:style-name="T4">En lo relativo a la utilización de certificados electrónicos y firma electrónica, se atenderá a las guías y directrices indicadas en el apartado correspondiente a la plataforma @firma en la web de soporte de administración electrónica de la Junta de Andalucía, en particular en lo relativo, a la no utilización de servicios obsoletos, de custodia de documentos en la plataforma o cuya desaparición esté prevista para futuras versiones, y a formatos de firma electrónica. La citada web está accesible en la siguiente dirección: http://www.juntadeandalucia.es/haciendayadministracionpublica/ae</text:span></text:p>
            <text:p/>
            <text:p><text:span text:style-name="T4">Se utilizarán los servicios provistos por la implantación corporativa de la plataforma @firma gestionada por la Consejería competente en materia de administración electrónica.</text:span></text:p>
            <text:p/>
            <text:p><text:span text:style-name="T3">En caso de que se utilizara otra implantación de la plataforma, se deberá incorporar:</text:span></text:p>
            <text:p/>
            <text:p><text:span text:style-name="T5">Se realizarán las actuaciones técnicas de adaptación y actualización precisas para la integración con la implantación corporativa de la plataforma @firma gestionada por la Consejería competente en materia de administración electrónica</text:span></text:p>
          </table:table-cell>
          <table:table-cell office:value-type="string" calcext:value-type="string">
            <text:p>MANUEL PERERA</text:p>
          </table:table-cell>
          <table:table-cell table:style-name="ce1" office:value-type="string" calcext:value-type="string">
            <text:p>Realizamos el mismo comentario que en casos anteriores sobre la conveniencia de incluir este cuestionario en la MJ, o en un documento anexo destinado a la resolución del expediente de informe. Sobre el texto de la clausula tipo, lo incluimos en el anexo de clausulas.</text:p>
          </table:table-cell>
          <table:table-cell office:value-type="string" calcext:value-type="string">
            <text:p>NO</text:p>
          </table:table-cell>
        </table:table-row>
        <table:table-row table:style-name="ro44">
          <table:table-cell office:value-type="string" calcext:value-type="string">
            <text:p>S58</text:p>
          </table:table-cell>
          <table:table-cell office:value-type="string" calcext:value-type="string">
            <text:p>CORRECCION DE CLAUSULA TIPO</text:p>
          </table:table-cell>
          <table:table-cell office:value-type="string" calcext:value-type="string">
            <text:p>En relación a la clausula “Uso de herramientas corporativas”</text:p>
          </table:table-cell>
          <table:table-cell table:style-name="ce1" office:value-type="string" calcext:value-type="string">
            <text:p>La referencia al componente de motor de tramitación Trew@ debería circunscribirse al ámbito concreto de los procedimientos administrativos y no a un "workflow general". Asimismo, únicamente para los nuevos desarrollos. </text:p>
            <text:p/>
            <text:p>A mi entender debe eliminarse la referencia explícita a que "todo el sistema deberá estar preparado para soportar firma electrónica" y sobre todo que "toda la tramitación se pueda hacer por medios electrónicos". Se da a entender que si el sistema está preparado para soportar firma electrónica, con ello se garantiza que "toda la tramitación se pueda hacer por medios electrónicos", inferencia que no es correcta, toda vez que los certificados electrónicos pueden utilizarse en un sistema de manera independiente al grado de telematización de procedimiento. Asimismo, dado que la Ley 11/2007, de 22 de junio, no ha sido desarrollada hasta el momento en el ámbito de la Administración de la Junta de Andalucía, en particular en cuanto a la firma electrónica, en mi opinión no procede que por vía de hecho en la contratación TIC, se pretenda establecer la obligatoriedad de la firma electrónica. Se da a entender que se pretende obligar, por medio de la contratación TIC, a que todos procedimientos han de telematizarse integralmente y han de gestionarse electrónicamente de manera completa. Ello no tiene base normativa; de hecho, la propia Ley 11/2007, de 22 de junio, de acceso electrónico de los ciudadanos a los Servicios Públicos, distingue entre procedimientos con gestión electrónica integral y los que no. En mi opinión, no cabe sin más por vía de hecho en la contratación TIC, incluir contenidos referidos al grado o "intensidad" de la telematización y gestión electrónica de los procedimientos, asunto que reside en el ámbito de decisión de las Consejerías y entidades, y también en el necesario marco preliminar de las iniciativas de simplificación, dada la visión integral articulada en esta materia dispuesta en el artículo 34 de la citada Ley. Pretender establecer la gestión electrónica integral de todos los procedimientos supone que previamente todos los procedimientos habrán de ser objeto de un análisis de rediseño funcional y simplificación, algo que en mi opinión ha de considerarse asimismo en el ámbito competencial y de la necesaria participación de otros centros directivos de la Consejería.  Si en la Junta de Andalucía se pretende establecer la gestión electrónica integral de todos los procedimientos, ello debería realizarse mediante una norma al respecto, y no mediante un "tímido reflejo" a modo de cláusula en los contratos; además, dudo mucho de la efectividad y cumplimiento real y práctico de la cláusula, por lo cual su existencia sería contraproducente desde el punto de vista de la seguridad jurídica. Mi opinión general en estas cuestiones es conocida: si en la realidad muy posiblemente una cláusula no puede cumplirse, la misma no debe existir, a menos que lógicamente exista un fundamento normativo específico, lo cual no sucede en el caso que nos ocupa.</text:p>
          </table:table-cell>
          <table:table-cell office:value-type="string" calcext:value-type="string">
            <text:p>MANUEL PERERA</text:p>
          </table:table-cell>
          <table:table-cell office:value-type="string" calcext:value-type="string">
            <text:p>Procedemos a modificar la Guía de Revisión con las sugerencias hechas</text:p>
          </table:table-cell>
          <table:table-cell office:value-type="string" calcext:value-type="string">
            <text:p>SI</text:p>
          </table:table-cell>
        </table:table-row>
        <table:table-row table:style-name="ro45">
          <table:table-cell office:value-type="string" calcext:value-type="string">
            <text:p>S59</text:p>
          </table:table-cell>
          <table:table-cell table:style-name="ce1" office:value-type="string" calcext:value-type="string">
            <text:p>INCLUIR REVISIÓN SOBRE LOS CONTRATOS DE MANTENIMIENTO DE SOFTWARE</text:p>
          </table:table-cell>
          <table:table-cell office:value-type="string" calcext:value-type="string">
            <text:p>Propuesta para los contratos de mantenimiento de sistemas ya desarrollados.</text:p>
          </table:table-cell>
          <table:table-cell table:style-name="ce1" office:value-type="string" calcext:value-type="string">
            <text:p>Incorporar en la MJ (por ejemplo, en un apartado específico o a modo de "ficha" o anexo, pero en todo caso firmado) la siguiente cuestión:</text:p>
            <text:p/>
            <text:p><text:span text:style-name="T1">Mantenimiento de sistemas de información y/o aplicaciones informáticas ya existentes propiedad de la Junta de Andalucía: [ ] SI [ ] NO</text:span></text:p>
            <text:p/>
            <text:p>Si la respuesta es SI:</text:p>
            <text:p/>
            <text:p>- En la MJ se deberá expresar los datos identificativos de la solicitud INFOCOR correspondiente a la última contratación realizada para cada uno de tales sistemas y aplicaciones (con independencia de que la solicitud o solicitudes hubiera podido ser realizada en otra Consejería o entidad, por motivos de reestructuración orgánica).</text:p>
            <text:p/>
            <text:p>- En el PPT se deberá expresar que tales sistemas y aplicaciones figuran en el repositorio de software de la Junta de Andalucía, a menos que los mismos estuvieran exentos de ello, lo cual debería ser especificado en la MJ. Las referencias y denominaciones de los sistemas y aplicaciones en el PPT deberán ser concordantes y permitir su localización en el repositorio, en la modalidad en la que estuvieran publicadas.</text:p>
            <text:p/>
            <text:p>- Para los sistemas no exentos, si no estuviera disponible el “código fuente” del sistema o herramienta en el repositorio de software de la Junta de Andalucía, en el PPT se deberá indicar un medio técnico para que las empresas interesadas, con propósitos exclusivos de estudio para la elaboración de ofertas, puedan obtener el software cuyo mantenimiento se pretende contratar, salvo que en la MJ se justifique que ello no resulta posible o adecuado atendiendo a las razones técnicas o de otra índole que se expresen.</text:p>
            <text:p/>
            <text:p>Lógicamente, ni la obtención del software en el repositorio o por otro medio, conllevan la obligación de prestar asistencia y soporte de ninguna clase a las empresas interesadas que libremente deciden realizar su estudio.</text:p>
            <text:p/>
            <text:p>- En el PPT se deberá incorporar contenido específico para establecer que el resultado de los trabajos se aportará de la manera que técnicamente se disponga para su publicación en el repositorio de software de la Junta de Andalucía.</text:p>
            <text:p/>
          </table:table-cell>
          <table:table-cell office:value-type="string" calcext:value-type="string">
            <text:p>MANUEL PERERA</text:p>
          </table:table-cell>
          <table:table-cell table:style-name="ce1" office:value-type="string" calcext:value-type="string">
            <text:p>Pensamos que puede ser un buen paso en la dirección de caracterizar los activos software de la Junta de Andalucía, para garantizar que el Catálogo de Software sea una herramienta útil, y con la idea de elaborar un censo de licencias si se extiende esta medida a la contratación de licencias, no obstante, al igual que en casos anteriores, proponemos mover la pregunta a un cuestionario específico de Política Informática, fuera de la MJ del expediente de contratación.</text:p>
            <text:p/>
            <text:p>En relación a la liberación en el Repositorio, ya existe la clausula de liberación de software incluida en el documento de la Guía.</text:p>
            <text:p><text:span text:style-name="T7">Compartimos los  aspectos que se indican en relación al Repositorio </text:span></text:p>
          </table:table-cell>
          <table:table-cell office:value-type="string" calcext:value-type="string">
            <text:p>SI</text:p>
          </table:table-cell>
        </table:table-row>
        <table:table-row table:style-name="ro46">
          <table:table-cell office:value-type="string" calcext:value-type="string">
            <text:p>S60</text:p>
          </table:table-cell>
          <table:table-cell office:value-type="string" calcext:value-type="string">
            <text:p>REVISIONES EN RELACIÓN A LA POLÍTICA DE REUTILIZACIÓN</text:p>
          </table:table-cell>
          <table:table-cell office:value-type="string" calcext:value-type="string">
            <text:p>Propuesta en relación a los contratos de desarrollo de nuevos sistemas de información.</text:p>
          </table:table-cell>
          <table:table-cell table:style-name="ce1" office:value-type="string" calcext:value-type="string">
            <text:p>Incorporar en la MJ la siguiente cuestión:</text:p>
            <text:p/>
            <text:p>Desarrollo de un nuevo sistema de información o aplicación informática: [ ] SI [ ] NO</text:p>
            <text:p/>
            <text:p>Si la respuesta es SI, en la MJ se deberán incorporar las siguientes cuestiones:</text:p>
            <text:p/>
            <text:p>Se ha realizado un estudio/análisis por el cual no resulta posible o adecuada la incorporación de las funcionalidades previstas para el nuevo sistema o aplicación, a uno ya existente en la Consejería o entidad: [ ] SI [ ] NO</text:p>
            <text:p/>
            <text:p>Se ha realizado un estudio/análisis sobre la posibilidad de reutilización de software propiedad de la Administración o bien disponible como software de fuentes abiertas: [ ] SI [ ] NO</text:p>
            <text:p/>
            <text:p>Si en algún caso la respuesta es NO se emitirá informe DESFAVORABLE.</text:p>
            <text:p/>
            <text:p>En el PPT se deberá incorporar contenido específico para establecer que el resultado de los trabajos se aportará de la manera que técnicamente se disponga para su publicación en el repositorio de software de la Junta de Andalucía.</text:p>
          </table:table-cell>
          <table:table-cell office:value-type="string" calcext:value-type="string">
            <text:p>MANUEL PERERA</text:p>
          </table:table-cell>
          <table:table-cell office:value-type="string" calcext:value-type="string">
            <text:p>Nuevamente, propoponemos mover esta consulta a un cuestionario anexo específico de política informática.</text:p>
          </table:table-cell>
          <table:table-cell office:value-type="string" calcext:value-type="string">
            <text:p>NO</text:p>
          </table:table-cell>
        </table:table-row>
        <table:table-row table:style-name="ro47">
          <table:table-cell office:value-type="string" calcext:value-type="string">
            <text:p>S61</text:p>
          </table:table-cell>
          <table:table-cell office:value-type="string" calcext:value-type="string">
            <text:p>REVISIONES SOBRE EL ENTORNO TECNOLÓGICO</text:p>
          </table:table-cell>
          <table:table-cell office:value-type="string" calcext:value-type="string">
            <text:p>Revisión sobre la descripción del entorno tecnológico</text:p>
          </table:table-cell>
          <table:table-cell table:style-name="ce1" office:value-type="string" calcext:value-type="string">
            <text:p>En el PPT se debe expresar con detalle el entorno tecnológico en el que se van a realizar los trabajos, en particular en materia de bases de datos, servidores de aplicaciones y utilización, en su caso, de sistemas de gestión documental.</text:p>
          </table:table-cell>
          <table:table-cell office:value-type="string" calcext:value-type="string">
            <text:p>MANUEL PERERA</text:p>
          </table:table-cell>
          <table:table-cell office:value-type="string" calcext:value-type="string">
            <text:p>Compartimos esta apreciación.</text:p>
          </table:table-cell>
          <table:table-cell office:value-type="string" calcext:value-type="string">
            <text:p>SI</text:p>
          </table:table-cell>
        </table:table-row>
        <table:table-row table:style-name="ro48">
          <table:table-cell office:value-type="string" calcext:value-type="string">
            <text:p>S62</text:p>
          </table:table-cell>
          <table:table-cell office:value-type="string" calcext:value-type="string">
            <text:p>REVISIONES SOBRE LA FORMACIÓN </text:p>
          </table:table-cell>
          <table:table-cell office:value-type="string" calcext:value-type="string">
            <text:p>Propuesta de revisión relacionada con la formación en la utilización de medios electrónicos aplicados a la actividad administrativa</text:p>
          </table:table-cell>
          <table:table-cell table:style-name="ce1" office:value-type="string" calcext:value-type="string">
            <text:p>Incorporar en la MJ el siguiente contenido:</text:p>
            <text:p/>
            <text:p>El contrato contempla la formación sobre la utilización de los sistemas y aplicaciones: [ ] SI [ ] NO </text:p>
            <text:p/>
            <text:p>Si la respuesta en NO, en la MJ se deberá expresar que no se considera necesaria la formación o bien especificar el medio para ello (p.e. que se dispone de material en modalidad de teleformación, que la formación se realizará por recursos propios, etc.) En caso contrario, en el informe que se emita por la Dirección General de Política Digital, en caso de que resultara favorable, se añadirá la siguiente observación:</text:p>
            <text:p/>
            <text:p>Atendiendo al artículo 33.2 de la Ley 11/2007, de 22 de junio, de acceso electrónico de los ciudadanos a los Servicios Públicos, se deberá considerar, en la aplicación de medios electrónicos a la actividad administrativa, la necesaria formación acerca de su utilización.</text:p>
          </table:table-cell>
          <table:table-cell office:value-type="string" calcext:value-type="string">
            <text:p>MANUEL PERERA</text:p>
          </table:table-cell>
          <table:table-cell office:value-type="string" calcext:value-type="string">
            <text:p>Pensamos que se trata de una revisión específica sobre la que se debe pronunciar el servicio de la DGPD que tiene encomendadas las funciones sobre formación.</text:p>
          </table:table-cell>
          <table:table-cell office:value-type="string" calcext:value-type="string">
            <text:p>NO</text:p>
          </table:table-cell>
        </table:table-row>
        <table:table-row table:style-name="ro49" table:number-rows-repeated="1048512">
          <table:table-cell table:number-columns-repeated="7"/>
        </table:table-row>
        <table:table-row table:style-name="ro49">
          <table:table-cell table:number-columns-repeated="7"/>
        </table:table-row>
      </table:table>
      <table:named-expressions/>
      <table:database-ranges>
        <table:database-range table:name="__Anonymous_Sheet_DB__0" table:target-range-address="Sheet1.G1:Sheet1.G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number:currency-symbol>
    </number:currency-style>
    <number:currency-style style:name="N106">
      <style:text-properties fo:color="#ff0000"/>
      <number:text>-</number:text>
      <number:number number:decimal-places="2" number:min-integer-digits="1" number:grouping="true"/>
      <number:text> </number:text>
      <number:currency-symbol>€</number:currency-symbol>
      <style:map style:condition="value()&gt;=0" style:apply-style-name="N106P0"/>
    </number:currency-style>
    <number:percentage-style style:name="N107">
      <number:number number:decimal-places="1" number:min-integer-digits="1"/>
      <number:text>%</number:text>
    </number:percentage-style>
    <number:number-style style:name="N108">
      <number:number number:decimal-places="1"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FORME" style:family="table-cell" style:parent-style-name="Default">
      <style:table-cell-properties fo:background-color="#008000" style:text-align-source="fix" style:repeat-content="false"/>
      <style:paragraph-properties fo:text-align="center" fo:margin-left="0cm"/>
      <style:text-properties fo:color="#ffffff" fo:font-weight="bold" style:font-weight-asian="bold"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08">00/00/0000</text:date>, <text:time style:data-style-name="N2" text:time-value="12:43:47.5732991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zabala </meta:initial-creator>
    <meta:creation-date>2014-05-15T11:21:38.597901179</meta:creation-date>
    <dc:date>2014-07-08T13:06:52.280252104</dc:date>
    <meta:editing-duration>P11DT1H57M29S</meta:editing-duration>
    <meta:editing-cycles>49</meta:editing-cycles>
    <meta:generator>LibreOffice/4.2.1.1$Linux_x86 LibreOffice_project/420m0$Build-1</meta:generator>
    <meta:document-statistic meta:table-count="1" meta:cell-count="440" meta:object-count="0"/>
  </office:meta>
</office:document-meta>
</file>